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140000024957D04003.png" manifest:media-type=""/>
  <manifest:file-entry manifest:full-path="Pictures/1000000000000514000002491A706AFF.png" manifest:media-type=""/>
  <manifest:file-entry manifest:full-path="Pictures/1000000000000514000002497DE8867B.png" manifest:media-type=""/>
  <manifest:file-entry manifest:full-path="Pictures/100000000000048C000005BE66D6D2D4.png" manifest:media-type=""/>
  <manifest:file-entry manifest:full-path="Pictures/100000000000051400000249DCC891B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ucida Sans Unicode" svg:font-family="'Lucida Sans Unicode', 'Arial Unicode MS', 'Lucida Sans', 'Lucida Grande', Verdana, Helvetica, Arial, sans-serif"/>
    <style:font-face style:name="LucidaGrande" svg:font-family="LucidaGrande"/>
    <style:font-face style:name="OpenSymbol" svg:font-family="OpenSymbol"/>
    <style:font-face style:name="Times New Roman4" svg:font-family="'Times New Roman'"/>
    <style:font-face style:name="Helvetica" svg:font-family="Helvetica" style:font-family-generic="swiss"/>
    <style:font-face style:name="Lucida Grande" svg:font-family="'Lucida Grande'" style:font-family-generic="swiss"/>
    <style:font-face style:name="Courier New" svg:font-family="'Courier New'" style:font-family-generic="modern" style:font-pitch="fixed"/>
    <style:font-face style:name="Raanana1" svg:font-family="Raanana" style:font-adornments="Bold" style:font-pitch="variable"/>
    <style:font-face style:name="Raanana2" svg:font-family="Raanana" style:font-adornments="Bold Italic" style:font-pitch="variable"/>
    <style:font-face style:name="Raanana" svg:font-family="Raanana" style:font-adornments="Regular"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3" svg:font-family="'Times New Roman'" style:font-adornments="Regular" style:font-family-generic="roman" style:font-pitch="variable"/>
    <style:font-face style:name="Arial Unicode MS" svg:font-family="'Arial Unicode MS'" style:font-family-generic="system" style:font-pitch="variable"/>
  </office:font-face-decls>
  <office:automatic-styles>
    <style:style style:name="Table3" style:family="table">
      <style:table-properties style:width="6.6951in" table:align="margins" style:shadow="none" fo:keep-with-next="always" style:writing-mode="rl-tb"/>
    </style:style>
    <style:style style:name="Table3.A" style:family="table-column">
      <style:table-column-properties style:column-width="3.1076in" style:rel-column-width="4475*"/>
    </style:style>
    <style:style style:name="Table3.B" style:family="table-column">
      <style:table-column-properties style:column-width="3.5875in" style:rel-column-width="5166*"/>
    </style:style>
    <style:style style:name="Table3.A1" style:family="table-cell">
      <style:table-cell-properties fo:padding-left="0.1403in" fo:padding-right="0in" fo:padding-top="0.1403in" fo:padding-bottom="0.1403in" fo:border-left="0.05pt solid #000000" fo:border-right="none" fo:border-top="0.05pt solid #000000" fo:border-bottom="0.05pt solid #000000"/>
    </style:style>
    <style:style style:name="Table3.B1" style:family="table-cell">
      <style:table-cell-properties fo:padding-left="0.1403in" fo:padding-right="0in" fo:padding-top="0.1403in" fo:padding-bottom="0.1403in" fo:border-left="none" fo:border-right="0.05pt solid #000000" fo:border-top="0.05pt solid #000000" fo:border-bottom="0.05pt solid #000000"/>
    </style:style>
    <style:style style:name="Table4" style:family="table">
      <style:table-properties style:width="3.4451in" table:align="left" style:writing-mode="rl-tb"/>
    </style:style>
    <style:style style:name="Table4.A" style:family="table-column">
      <style:table-column-properties style:column-width="0.4632in"/>
    </style:style>
    <style:style style:name="Table4.B" style:family="table-column">
      <style:table-column-properties style:column-width="0.7549in"/>
    </style:style>
    <style:style style:name="Table4.C" style:family="table-column">
      <style:table-column-properties style:column-width="0.3542in"/>
    </style:style>
    <style:style style:name="Table4.D" style:family="table-column">
      <style:table-column-properties style:column-width="0.9785in"/>
    </style:style>
    <style:style style:name="Table4.E" style:family="table-column">
      <style:table-column-properties style:column-width="0.8944in"/>
    </style:style>
    <style:style style:name="Table4.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4.E1" style:family="table-cell">
      <style:table-cell-properties fo:background-color="#4c4c4c"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0.05pt solid #000000" fo:border-top="none" fo:border-bottom="0.05pt solid #000000"/>
    </style:style>
    <style:style style:name="Table1" style:family="table">
      <style:table-properties style:width="5.709in" fo:margin-left="0.4125in" table:align="left" style:shadow="none" fo:keep-with-next="always" style:writing-mode="rl-tb"/>
    </style:style>
    <style:style style:name="Table1.A" style:family="table-column">
      <style:table-column-properties style:column-width="0.8in"/>
    </style:style>
    <style:style style:name="Table1.B" style:family="table-column">
      <style:table-column-properties style:column-width="0.7576in"/>
    </style:style>
    <style:style style:name="Table1.C" style:family="table-column">
      <style:table-column-properties style:column-width="0.3514in"/>
    </style:style>
    <style:style style:name="Table1.D" style:family="table-column">
      <style:table-column-properties style:column-width="1.2063in"/>
    </style:style>
    <style:style style:name="Table1.E" style:family="table-column">
      <style:table-column-properties style:column-width="0.8542in"/>
    </style:style>
    <style:style style:name="Table1.F" style:family="table-column">
      <style:table-column-properties style:column-width="0.8611in"/>
    </style:style>
    <style:style style:name="Table1.G" style:family="table-column">
      <style:table-column-properties style:column-width="0.8785in"/>
    </style:style>
    <style:style style:name="Table1.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1.G1" style:family="table-cell">
      <style:table-cell-properties fo:background-color="#4c4c4c" fo:padding="0.0382in" fo:border="0.05pt solid #000000">
        <style:background-image/>
      </style:table-cell-properties>
    </style:style>
    <style:style style:name="Table1.A2" style:family="table-cell">
      <style:table-cell-properties style:vertical-align="" fo:padding="0.0382in" fo:border-left="0.05pt solid #000000" fo:border-right="none" fo:border-top="none" fo:border-bottom="0.8pt solid #000000"/>
    </style:style>
    <style:style style:name="Table1.B2" style:family="table-cell">
      <style:table-cell-properties fo:padding="0.0382in" fo:border-left="0.55pt solid #000000" fo:border-right="none" fo:border-top="none" fo:border-bottom="0.5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55pt solid #000000" fo:border-right="none" fo:border-top="none" fo:border-bottom="0.55pt solid #000000"/>
    </style:style>
    <style:style style:name="Table1.C3" style:family="table-cell">
      <style:table-cell-properties fo:padding="0.0382in" fo:border-left="0.05pt solid #000000" fo:border-right="none" fo:border-top="none" fo:border-bottom="0.55pt solid #000000"/>
    </style:style>
    <style:style style:name="Table1.D3" style:family="table-cell">
      <style:table-cell-properties fo:padding="0.0382in" fo:border-left="none" fo:border-right="none" fo:border-top="none" fo:border-bottom="0.55pt solid #000000"/>
    </style:style>
    <style:style style:name="Table1.E3" style:family="table-cell">
      <style:table-cell-properties fo:padding="0.0382in" fo:border-left="0.05pt solid #000000" fo:border-right="none" fo:border-top="none" fo:border-bottom="0.55pt solid #000000"/>
    </style:style>
    <style:style style:name="Table1.F3" style:family="table-cell">
      <style:table-cell-properties fo:padding="0.0382in" fo:border-left="0.05pt solid #000000" fo:border-right="none" fo:border-top="none" fo:border-bottom="0.55pt solid #000000"/>
    </style:style>
    <style:style style:name="Table1.G3" style:family="table-cell">
      <style:table-cell-properties fo:padding="0.0382in" fo:border-left="0.05pt solid #000000" fo:border-right="0.05pt solid #000000" fo:border-top="none" fo:border-bottom="0.55pt solid #000000"/>
    </style:style>
    <style:style style:name="Table1.B4" style:family="table-cell">
      <style:table-cell-properties fo:padding="0.0382in" fo:border-left="0.55pt solid #000000" fo:border-right="none" fo:border-top="none" fo:border-bottom="0.5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55pt solid #000000" fo:border-right="none" fo:border-top="none" fo:border-bottom="0.5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none" fo:border-top="none" fo:border-bottom="0.05pt solid #000000"/>
    </style:style>
    <style:style style:name="Table1.G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55pt solid #000000" fo:border-right="none" fo:border-top="none" fo:border-bottom="0.55pt solid #000000"/>
    </style:style>
    <style:style style:name="Table1.C6" style:family="table-cell">
      <style:table-cell-properties fo:padding="0.0382in" fo:border-left="0.05pt solid #000000" fo:border-right="none" fo:border-top="none" fo:border-bottom="0.55pt solid #000000"/>
    </style:style>
    <style:style style:name="Table1.D6" style:family="table-cell">
      <style:table-cell-properties fo:padding="0.0382in" fo:border-left="none" fo:border-right="none" fo:border-top="none" fo:border-bottom="0.55pt solid #000000"/>
    </style:style>
    <style:style style:name="Table1.E6" style:family="table-cell">
      <style:table-cell-properties fo:padding="0.0382in" fo:border-left="0.05pt solid #000000" fo:border-right="none" fo:border-top="none" fo:border-bottom="0.55pt solid #000000"/>
    </style:style>
    <style:style style:name="Table1.F6" style:family="table-cell">
      <style:table-cell-properties fo:padding="0.0382in" fo:border-left="0.05pt solid #000000" fo:border-right="none" fo:border-top="none" fo:border-bottom="0.55pt solid #000000"/>
    </style:style>
    <style:style style:name="Table1.G6" style:family="table-cell">
      <style:table-cell-properties fo:padding="0.0382in" fo:border-left="0.05pt solid #000000" fo:border-right="0.05pt solid #000000" fo:border-top="none" fo:border-bottom="0.55pt solid #000000"/>
    </style:style>
    <style:style style:name="Table1.B7" style:family="table-cell">
      <style:table-cell-properties fo:padding="0.0382in" fo:border-left="0.55pt solid #000000" fo:border-right="none" fo:border-top="none" fo:border-bottom="0.8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G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55pt solid #000000" fo:border-right="none" fo:border-top="none" fo:border-bottom="0.5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55pt solid #000000" fo:border-right="none" fo:border-top="none" fo:border-bottom="0.8pt solid #000000"/>
    </style:style>
    <style:style style:name="Table1.C9" style:family="table-cell">
      <style:table-cell-properties fo:padding="0.0382in" fo:border-left="0.05pt solid #000000" fo:border-right="none" fo:border-top="none" fo:border-bottom="0.8pt solid #000000"/>
    </style:style>
    <style:style style:name="Table1.D9" style:family="table-cell">
      <style:table-cell-properties fo:padding="0.0382in" fo:border-left="none" fo:border-right="none" fo:border-top="none" fo:border-bottom="0.8pt solid #000000"/>
    </style:style>
    <style:style style:name="Table1.E9" style:family="table-cell">
      <style:table-cell-properties fo:padding="0.0382in" fo:border-left="0.05pt solid #000000" fo:border-right="none" fo:border-top="none" fo:border-bottom="0.8pt solid #000000"/>
    </style:style>
    <style:style style:name="Table1.F9" style:family="table-cell">
      <style:table-cell-properties fo:padding="0.0382in" fo:border-left="0.05pt solid #000000" fo:border-right="none" fo:border-top="none" fo:border-bottom="0.8pt solid #000000"/>
    </style:style>
    <style:style style:name="Table1.G9" style:family="table-cell">
      <style:table-cell-properties fo:padding="0.0382in" fo:border-left="0.05pt solid #000000" fo:border-right="0.05pt solid #000000" fo:border-top="none" fo:border-bottom="0.8pt solid #000000"/>
    </style:style>
    <style:style style:name="Table1.B10" style:family="table-cell">
      <style:table-cell-properties fo:padding="0.0382in" fo:border-left="0.55pt solid #000000" fo:border-right="none" fo:border-top="none" fo:border-bottom="0.5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none" fo:border-top="none" fo:border-bottom="0.05pt solid #000000"/>
    </style:style>
    <style:style style:name="Table1.F10" style:family="table-cell">
      <style:table-cell-properties fo:padding="0.0382in" fo:border-left="0.05pt solid #000000" fo:border-right="none" fo:border-top="none" fo:border-bottom="0.05pt solid #000000"/>
    </style:style>
    <style:style style:name="Table1.G10" style:family="table-cell">
      <style:table-cell-properties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8pt solid #000000"/>
    </style:style>
    <style:style style:name="Table1.B11" style:family="table-cell">
      <style:table-cell-properties fo:padding="0.0382in" fo:border-left="0.55pt solid #000000" fo:border-right="none" fo:border-top="none" fo:border-bottom="0.5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none" fo:border-top="none" fo:border-bottom="0.05pt solid #000000"/>
    </style:style>
    <style:style style:name="Table1.F11" style:family="table-cell">
      <style:table-cell-properties fo:padding="0.0382in" fo:border-left="0.05pt solid #000000" fo:border-right="none" fo:border-top="none" fo:border-bottom="0.05pt solid #000000"/>
    </style:style>
    <style:style style:name="Table1.G11" style:family="table-cell">
      <style:table-cell-properties fo:padding="0.0382in" fo:border-left="0.05pt solid #000000" fo:border-right="0.05pt solid #000000" fo:border-top="none" fo:border-bottom="0.05pt solid #000000"/>
    </style:style>
    <style:style style:name="Table1.B12" style:family="table-cell">
      <style:table-cell-properties fo:padding="0.0382in" fo:border-left="0.55pt solid #000000" fo:border-right="none" fo:border-top="none" fo:border-bottom="0.5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none" fo:border-top="none" fo:border-bottom="0.05pt solid #000000"/>
    </style:style>
    <style:style style:name="Table1.F12" style:family="table-cell">
      <style:table-cell-properties fo:padding="0.0382in" fo:border-left="0.05pt solid #000000" fo:border-right="none" fo:border-top="none" fo:border-bottom="0.05pt solid #000000"/>
    </style:style>
    <style:style style:name="Table1.G12" style:family="table-cell">
      <style:table-cell-properties fo:padding="0.0382in" fo:border-left="0.05pt solid #000000" fo:border-right="0.05pt solid #000000" fo:border-top="none" fo:border-bottom="0.05pt solid #000000"/>
    </style:style>
    <style:style style:name="Table1.B13" style:family="table-cell">
      <style:table-cell-properties fo:padding="0.0382in" fo:border-left="0.55pt solid #000000" fo:border-right="none" fo:border-top="none" fo:border-bottom="0.55pt solid #000000"/>
    </style:style>
    <style:style style:name="Table1.C13" style:family="table-cell">
      <style:table-cell-properties fo:padding="0.0382in" fo:border-left="0.05pt solid #000000" fo:border-right="none" fo:border-top="none" fo:border-bottom="0.55pt solid #000000"/>
    </style:style>
    <style:style style:name="Table1.D13" style:family="table-cell">
      <style:table-cell-properties fo:padding="0.0382in" fo:border-left="none" fo:border-right="none" fo:border-top="none" fo:border-bottom="0.55pt solid #000000"/>
    </style:style>
    <style:style style:name="Table1.E13" style:family="table-cell">
      <style:table-cell-properties fo:padding="0.0382in" fo:border-left="0.05pt solid #000000" fo:border-right="none" fo:border-top="none" fo:border-bottom="0.55pt solid #000000"/>
    </style:style>
    <style:style style:name="Table1.F13" style:family="table-cell">
      <style:table-cell-properties fo:padding="0.0382in" fo:border-left="0.05pt solid #000000" fo:border-right="none" fo:border-top="none" fo:border-bottom="0.55pt solid #000000"/>
    </style:style>
    <style:style style:name="Table1.G13" style:family="table-cell">
      <style:table-cell-properties fo:padding="0.0382in" fo:border-left="0.05pt solid #000000" fo:border-right="0.05pt solid #000000" fo:border-top="none" fo:border-bottom="0.55pt solid #000000"/>
    </style:style>
    <style:style style:name="Table1.A14" style:family="table-cell">
      <style:table-cell-properties fo:padding="0.0382in" fo:border-left="0.05pt solid #000000" fo:border-right="none" fo:border-top="none" fo:border-bottom="0.8pt solid #000000"/>
    </style:style>
    <style:style style:name="Table1.B14" style:family="table-cell">
      <style:table-cell-properties fo:padding="0.0382in" fo:border-left="0.55pt solid #000000" fo:border-right="none" fo:border-top="none" fo:border-bottom="0.5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none" fo:border-top="none" fo:border-bottom="0.05pt solid #000000"/>
    </style:style>
    <style:style style:name="Table1.F14" style:family="table-cell">
      <style:table-cell-properties fo:padding="0.0382in" fo:border-left="0.05pt solid #000000" fo:border-right="none" fo:border-top="none" fo:border-bottom="0.05pt solid #000000"/>
    </style:style>
    <style:style style:name="Table1.G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8pt solid #000000"/>
    </style:style>
    <style:style style:name="Table1.B15" style:family="table-cell">
      <style:table-cell-properties fo:padding="0.0382in" fo:border-left="0.55pt solid #000000" fo:border-right="none" fo:border-top="none" fo:border-bottom="0.5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none" fo:border-top="none" fo:border-bottom="0.05pt solid #000000"/>
    </style:style>
    <style:style style:name="Table1.E15" style:family="table-cell">
      <style:table-cell-properties fo:padding="0.0382in" fo:border-left="0.05pt solid #000000" fo:border-right="none" fo:border-top="none" fo:border-bottom="0.05pt solid #000000"/>
    </style:style>
    <style:style style:name="Table1.F15" style:family="table-cell">
      <style:table-cell-properties fo:padding="0.0382in" fo:border-left="0.05pt solid #000000" fo:border-right="none" fo:border-top="none" fo:border-bottom="0.05pt solid #000000"/>
    </style:style>
    <style:style style:name="Table1.G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8pt solid #000000"/>
    </style:style>
    <style:style style:name="Table1.B16" style:family="table-cell">
      <style:table-cell-properties fo:padding="0.0382in" fo:border-left="0.55pt solid #000000" fo:border-right="none" fo:border-top="none" fo:border-bottom="0.55pt solid #000000"/>
    </style:style>
    <style:style style:name="Table1.C16" style:family="table-cell">
      <style:table-cell-properties fo:padding="0.0382in" fo:border-left="0.05pt solid #000000" fo:border-right="none" fo:border-top="none" fo:border-bottom="0.55pt solid #000000"/>
    </style:style>
    <style:style style:name="Table1.D16" style:family="table-cell">
      <style:table-cell-properties fo:padding="0.0382in" fo:border-left="none" fo:border-right="none" fo:border-top="none" fo:border-bottom="0.55pt solid #000000"/>
    </style:style>
    <style:style style:name="Table1.E16" style:family="table-cell">
      <style:table-cell-properties fo:padding="0.0382in" fo:border-left="0.05pt solid #000000" fo:border-right="none" fo:border-top="none" fo:border-bottom="0.55pt solid #000000"/>
    </style:style>
    <style:style style:name="Table1.F16" style:family="table-cell">
      <style:table-cell-properties fo:padding="0.0382in" fo:border-left="0.05pt solid #000000" fo:border-right="none" fo:border-top="none" fo:border-bottom="0.55pt solid #000000"/>
    </style:style>
    <style:style style:name="Table1.G16" style:family="table-cell">
      <style:table-cell-properties fo:padding="0.0382in" fo:border-left="0.05pt solid #000000" fo:border-right="0.05pt solid #000000" fo:border-top="none" fo:border-bottom="0.55pt solid #000000"/>
    </style:style>
    <style:style style:name="Table1.A17" style:family="table-cell">
      <style:table-cell-properties fo:padding="0.0382in" fo:border-left="0.05pt solid #000000" fo:border-right="none" fo:border-top="none" fo:border-bottom="0.8pt solid #000000"/>
    </style:style>
    <style:style style:name="Table1.B17" style:family="table-cell">
      <style:table-cell-properties fo:padding="0.0382in" fo:border-left="0.55pt solid #000000" fo:border-right="none" fo:border-top="none" fo:border-bottom="0.8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none" fo:border-top="none" fo:border-bottom="0.05pt solid #000000"/>
    </style:style>
    <style:style style:name="Table1.E17" style:family="table-cell">
      <style:table-cell-properties fo:padding="0.0382in" fo:border-left="0.05pt solid #000000" fo:border-right="none" fo:border-top="none" fo:border-bottom="0.05pt solid #000000"/>
    </style:style>
    <style:style style:name="Table1.F17" style:family="table-cell">
      <style:table-cell-properties fo:padding="0.0382in" fo:border-left="0.05pt solid #000000" fo:border-right="none" fo:border-top="none" fo:border-bottom="0.05pt solid #000000"/>
    </style:style>
    <style:style style:name="Table1.G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8pt solid #000000"/>
    </style:style>
    <style:style style:name="Table1.B18" style:family="table-cell">
      <style:table-cell-properties fo:padding="0.0382in" fo:border-left="0.55pt solid #000000" fo:border-right="none" fo:border-top="none" fo:border-bottom="0.5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none" fo:border-top="none" fo:border-bottom="0.05pt solid #000000"/>
    </style:style>
    <style:style style:name="Table1.E18" style:family="table-cell">
      <style:table-cell-properties fo:padding="0.0382in" fo:border-left="0.05pt solid #000000" fo:border-right="none" fo:border-top="none" fo:border-bottom="0.05pt solid #000000"/>
    </style:style>
    <style:style style:name="Table1.F18" style:family="table-cell">
      <style:table-cell-properties fo:padding="0.0382in" fo:border-left="0.05pt solid #000000" fo:border-right="none" fo:border-top="none" fo:border-bottom="0.05pt solid #000000"/>
    </style:style>
    <style:style style:name="Table1.G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8pt solid #000000"/>
    </style:style>
    <style:style style:name="Table1.B19" style:family="table-cell">
      <style:table-cell-properties fo:padding="0.0382in" fo:border-left="0.55pt solid #000000" fo:border-right="none" fo:border-top="none" fo:border-bottom="0.8pt solid #000000"/>
    </style:style>
    <style:style style:name="Table1.C19" style:family="table-cell">
      <style:table-cell-properties fo:padding="0.0382in" fo:border-left="0.05pt solid #000000" fo:border-right="none" fo:border-top="none" fo:border-bottom="0.8pt solid #000000"/>
    </style:style>
    <style:style style:name="Table1.D19" style:family="table-cell">
      <style:table-cell-properties fo:padding="0.0382in" fo:border-left="none" fo:border-right="none" fo:border-top="none" fo:border-bottom="0.8pt solid #000000"/>
    </style:style>
    <style:style style:name="Table1.E19" style:family="table-cell">
      <style:table-cell-properties fo:padding="0.0382in" fo:border-left="0.05pt solid #000000" fo:border-right="none" fo:border-top="none" fo:border-bottom="0.8pt solid #000000"/>
    </style:style>
    <style:style style:name="Table1.F19" style:family="table-cell">
      <style:table-cell-properties fo:padding="0.0382in" fo:border-left="0.05pt solid #000000" fo:border-right="none" fo:border-top="none" fo:border-bottom="0.8pt solid #000000"/>
    </style:style>
    <style:style style:name="Table1.G19" style:family="table-cell">
      <style:table-cell-properties fo:padding="0.0382in" fo:border-left="0.05pt solid #000000" fo:border-right="0.05pt solid #000000" fo:border-top="none" fo:border-bottom="0.8pt solid #000000"/>
    </style:style>
    <style:style style:name="P1" style:family="paragraph" style:parent-style-name="Heading_20_3">
      <style:text-properties officeooo:paragraph-rsid="017d88da"/>
    </style:style>
    <style:style style:name="P2" style:family="paragraph" style:parent-style-name="Heading_20_3">
      <style:text-properties officeooo:paragraph-rsid="017e6eb9"/>
    </style:style>
    <style:style style:name="P3" style:family="paragraph" style:parent-style-name="Heading_20_3">
      <style:text-properties officeooo:paragraph-rsid="01889cd3"/>
    </style:style>
    <style:style style:name="P4" style:family="paragraph" style:parent-style-name="Heading_20_3">
      <style:text-properties officeooo:paragraph-rsid="01961750"/>
    </style:style>
    <style:style style:name="P5" style:family="paragraph" style:parent-style-name="Heading_20_3">
      <style:text-properties officeooo:paragraph-rsid="01a5070c"/>
    </style:style>
    <style:style style:name="P6" style:family="paragraph" style:parent-style-name="Header">
      <style:paragraph-properties fo:text-align="end" style:justify-single-word="false" style:writing-mode="rl-tb"/>
    </style:style>
    <style:style style:name="P7" style:family="paragraph" style:parent-style-name="Heading_20_1">
      <style:paragraph-properties fo:margin-top="0.1665in" fo:margin-bottom="0.0835in" style:contextual-spacing="false" fo:text-align="end" style:justify-single-word="false" fo:keep-with-next="always" style:writing-mode="rl-tb"/>
      <style:text-properties officeooo:rsid="001df463" style:font-name-asian="Arial Unicode MS"/>
    </style:style>
    <style:style style:name="P8" style:family="paragraph" style:parent-style-name="Heading_20_1">
      <style:paragraph-properties fo:margin-top="0.1665in" fo:margin-bottom="0.0835in" style:contextual-spacing="false" fo:text-align="end" style:justify-single-word="false" style:writing-mode="rl-tb"/>
      <style:text-properties style:font-name-asian="Arial Unicode MS"/>
    </style:style>
    <style:style style:name="P9" style:family="paragraph" style:parent-style-name="Heading_20_1">
      <style:paragraph-properties fo:margin-top="0.1665in" fo:margin-bottom="0.0835in" style:contextual-spacing="false" fo:text-align="end" style:justify-single-word="false" fo:break-before="page" fo:keep-with-next="always" style:writing-mode="rl-tb"/>
      <style:text-properties officeooo:paragraph-rsid="01029712"/>
    </style:style>
    <style:style style:name="P10" style:family="paragraph" style:parent-style-name="Footnote">
      <style:text-properties officeooo:paragraph-rsid="0193c79a"/>
    </style:style>
    <style:style style:name="P11" style:family="paragraph" style:parent-style-name="Footer">
      <style:paragraph-properties fo:text-align="center" style:justify-single-word="false"/>
      <style:text-properties officeooo:paragraph-rsid="0069b181"/>
    </style:style>
    <style:style style:name="P12" style:family="paragraph" style:parent-style-name="Footer">
      <style:paragraph-properties fo:text-align="center" style:justify-single-word="false"/>
      <style:text-properties officeooo:paragraph-rsid="006ae803"/>
    </style:style>
    <style:style style:name="P13" style:family="paragraph" style:parent-style-name="Text_20_body">
      <style:text-properties officeooo:paragraph-rsid="00371178"/>
    </style:style>
    <style:style style:name="P14" style:family="paragraph" style:parent-style-name="Text_20_body">
      <style:text-properties officeooo:paragraph-rsid="0047c19d"/>
    </style:style>
    <style:style style:name="P15" style:family="paragraph" style:parent-style-name="Text_20_body">
      <style:text-properties officeooo:paragraph-rsid="005b41a7"/>
    </style:style>
    <style:style style:name="P16" style:family="paragraph" style:parent-style-name="Text_20_body">
      <style:text-properties officeooo:paragraph-rsid="0067cc9c"/>
    </style:style>
    <style:style style:name="P17" style:family="paragraph" style:parent-style-name="Text_20_body">
      <style:text-properties officeooo:paragraph-rsid="0073b863"/>
    </style:style>
    <style:style style:name="P18" style:family="paragraph" style:parent-style-name="Text_20_body">
      <style:text-properties officeooo:paragraph-rsid="007bce42"/>
    </style:style>
    <style:style style:name="P19" style:family="paragraph" style:parent-style-name="Text_20_body" style:list-style-name="L2">
      <style:text-properties officeooo:paragraph-rsid="00937330"/>
    </style:style>
    <style:style style:name="P20" style:family="paragraph" style:parent-style-name="Text_20_body">
      <style:text-properties officeooo:paragraph-rsid="00b7cbc5"/>
    </style:style>
    <style:style style:name="P21" style:family="paragraph" style:parent-style-name="Text_20_body">
      <style:text-properties officeooo:paragraph-rsid="00f2afe0"/>
    </style:style>
    <style:style style:name="P22" style:family="paragraph" style:parent-style-name="Text_20_body">
      <style:text-properties officeooo:paragraph-rsid="0141a57a"/>
    </style:style>
    <style:style style:name="P23" style:family="paragraph" style:parent-style-name="Text_20_body">
      <style:text-properties officeooo:paragraph-rsid="0154f7e2"/>
    </style:style>
    <style:style style:name="P24" style:family="paragraph" style:parent-style-name="Text_20_body">
      <style:text-properties officeooo:paragraph-rsid="01594d28"/>
    </style:style>
    <style:style style:name="P25" style:family="paragraph" style:parent-style-name="Text_20_body">
      <style:text-properties officeooo:paragraph-rsid="0162eb6c"/>
    </style:style>
    <style:style style:name="P26" style:family="paragraph" style:parent-style-name="Text_20_body">
      <style:text-properties officeooo:paragraph-rsid="017e6eb9"/>
    </style:style>
    <style:style style:name="P27" style:family="paragraph" style:parent-style-name="Text_20_body">
      <style:text-properties officeooo:paragraph-rsid="01889cd3"/>
    </style:style>
    <style:style style:name="P28" style:family="paragraph" style:parent-style-name="Text_20_body">
      <style:text-properties officeooo:paragraph-rsid="01a3b264"/>
    </style:style>
    <style:style style:name="P29" style:family="paragraph" style:parent-style-name="Text_20_body">
      <style:paragraph-properties fo:margin-left="0in" fo:margin-right="0in" fo:text-align="center" style:justify-single-word="false" fo:text-indent="0in" style:auto-text-indent="false"/>
    </style:style>
    <style:style style:name="P30" style:family="paragraph" style:parent-style-name="Text_20_body">
      <style:paragraph-properties fo:margin-left="0in" fo:margin-right="0in" fo:text-align="center" style:justify-single-word="false" fo:text-indent="0in" style:auto-text-indent="false"/>
      <style:text-properties officeooo:paragraph-rsid="00239960"/>
    </style:style>
    <style:style style:name="P31" style:family="paragraph" style:parent-style-name="Text_20_body">
      <style:paragraph-properties fo:margin-left="0in" fo:margin-right="0in" fo:text-align="center" style:justify-single-word="false" fo:text-indent="0in" style:auto-text-indent="false"/>
      <style:text-properties officeooo:paragraph-rsid="00229c3c"/>
    </style:style>
    <style:style style:name="P32" style:family="paragraph" style:parent-style-name="Text_20_body">
      <style:paragraph-properties fo:margin-left="0in" fo:margin-right="0in" fo:text-align="center" style:justify-single-word="false" fo:text-indent="0in" style:auto-text-indent="false"/>
      <style:text-properties officeooo:paragraph-rsid="00cd1d03"/>
    </style:style>
    <style:style style:name="P33" style:family="paragraph" style:parent-style-name="Text_20_body">
      <style:paragraph-properties fo:margin-left="0in" fo:margin-right="0in" fo:text-align="center" style:justify-single-word="false" fo:text-indent="0in" style:auto-text-indent="false" style:writing-mode="lr-tb"/>
      <style:text-properties officeooo:paragraph-rsid="00ee054c"/>
    </style:style>
    <style:style style:name="P34" style:family="paragraph" style:parent-style-name="Text_20_body">
      <style:paragraph-properties fo:margin-left="0in" fo:margin-right="0in" fo:text-align="center" style:justify-single-word="false" fo:text-indent="0in" style:auto-text-indent="false" style:writing-mode="lr-tb"/>
      <style:text-properties officeooo:paragraph-rsid="00860877"/>
    </style:style>
    <style:style style:name="P35" style:family="paragraph" style:parent-style-name="Text_20_body">
      <style:paragraph-properties fo:text-align="start" style:justify-single-word="false" style:writing-mode="lr-tb"/>
      <style:text-properties officeooo:paragraph-rsid="0060470f"/>
    </style:style>
    <style:style style:name="P36" style:family="paragraph" style:parent-style-name="Text_20_body">
      <style:paragraph-properties fo:text-align="start" style:justify-single-word="false" style:writing-mode="lr-tb"/>
      <style:text-properties officeooo:paragraph-rsid="00f0d540"/>
    </style:style>
    <style:style style:name="P37" style:family="paragraph" style:parent-style-name="Text_20_body">
      <style:paragraph-properties fo:text-align="start" style:justify-single-word="false" style:writing-mode="lr-tb"/>
      <style:text-properties officeooo:paragraph-rsid="013d9cba"/>
    </style:style>
    <style:style style:name="P38" style:family="paragraph" style:parent-style-name="Text_20_body">
      <style:paragraph-properties fo:margin-left="0in" fo:margin-right="0in" fo:text-indent="0in" style:auto-text-indent="true"/>
      <style:text-properties officeooo:paragraph-rsid="00c7717f"/>
    </style:style>
    <style:style style:name="P39" style:family="paragraph" style:parent-style-name="Text_20_body">
      <style:paragraph-properties fo:margin-left="0in" fo:margin-right="0in" fo:margin-top="0.1665in" fo:margin-bottom="0.0835in" style:contextual-spacing="false" fo:text-align="end" style:justify-single-word="false" fo:text-indent="0in" style:auto-text-indent="true" style:writing-mode="rl-tb"/>
      <style:text-properties officeooo:paragraph-rsid="01029712"/>
    </style:style>
    <style:style style:name="P40" style:family="paragraph" style:parent-style-name="Text_20_body">
      <style:paragraph-properties fo:margin-left="0in" fo:margin-right="0in" fo:margin-top="0.1665in" fo:margin-bottom="0.0835in" style:contextual-spacing="false" fo:text-align="end" style:justify-single-word="false" fo:text-indent="0in" style:auto-text-indent="true" fo:break-before="page" style:writing-mode="rl-tb"/>
      <style:text-properties officeooo:paragraph-rsid="011ad4da"/>
    </style:style>
    <style:style style:name="P41" style:family="paragraph" style:parent-style-name="Text_20_body">
      <style:paragraph-properties fo:margin-left="0in" fo:margin-right="0in" fo:text-align="end" style:justify-single-word="false" fo:text-indent="0in" style:auto-text-indent="true" style:writing-mode="rl-tb"/>
      <style:text-properties officeooo:paragraph-rsid="013d9cba"/>
    </style:style>
    <style:style style:name="P42" style:family="paragraph" style:parent-style-name="Text_20_body">
      <style:paragraph-properties fo:margin-top="0.1665in" fo:margin-bottom="0.0835in" style:contextual-spacing="false" fo:text-align="end" style:justify-single-word="false" style:writing-mode="rl-tb"/>
      <style:text-properties officeooo:paragraph-rsid="01029712"/>
    </style:style>
    <style:style style:name="P43" style:family="paragraph" style:parent-style-name="Caption">
      <style:paragraph-properties fo:text-align="center" style:justify-single-word="false"/>
      <style:text-properties fo:font-style="normal" style:font-style-asian="normal" style:font-style-complex="normal"/>
    </style:style>
    <style:style style:name="P44" style:family="paragraph" style:parent-style-name="Heading_20_2">
      <style:text-properties officeooo:paragraph-rsid="0073b863"/>
    </style:style>
    <style:style style:name="P45" style:family="paragraph" style:parent-style-name="Heading_20_2">
      <style:text-properties officeooo:paragraph-rsid="00f449d2"/>
    </style:style>
    <style:style style:name="P46" style:family="paragraph" style:parent-style-name="Heading_20_2">
      <style:text-properties officeooo:paragraph-rsid="017b3538"/>
    </style:style>
    <style:style style:name="P47" style:family="paragraph" style:parent-style-name="Title" style:master-page-name="First_20_Page">
      <style:paragraph-properties fo:margin-left="0in" fo:margin-right="0in" fo:text-indent="0in" style:auto-text-indent="false" style:page-number="auto"/>
    </style:style>
    <style:style style:name="P48" style:family="paragraph" style:parent-style-name="Title">
      <style:paragraph-properties fo:margin-left="0in" fo:margin-right="0in" fo:text-indent="0in" style:auto-text-indent="false"/>
      <style:text-properties officeooo:paragraph-rsid="014112bf" fo:background-color="transparent"/>
    </style:style>
    <style:style style:name="P49" style:family="paragraph" style:parent-style-name="Table_20_Contents">
      <style:paragraph-properties fo:text-align="end" style:justify-single-word="false"/>
    </style:style>
    <style:style style:name="P50" style:family="paragraph" style:parent-style-name="Table_20_Contents">
      <style:paragraph-properties fo:text-align="end" style:justify-single-word="false"/>
      <style:text-properties officeooo:paragraph-rsid="0019801e"/>
    </style:style>
    <style:style style:name="P51" style:family="paragraph" style:parent-style-name="Table_20_Contents">
      <style:paragraph-properties fo:text-align="start" style:justify-single-word="false"/>
    </style:style>
    <style:style style:name="P52" style:family="paragraph" style:parent-style-name="Table_20_Contents">
      <style:paragraph-properties fo:text-align="start" style:justify-single-word="false"/>
      <style:text-properties officeooo:paragraph-rsid="0019801e"/>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center" style:justify-single-word="false"/>
      <style:text-properties officeooo:paragraph-rsid="0108b5e2"/>
    </style:style>
    <style:style style:name="P55" style:family="paragraph" style:parent-style-name="Table_20_Contents">
      <style:paragraph-properties fo:text-align="center" style:justify-single-word="false"/>
      <style:text-properties officeooo:paragraph-rsid="010a0c7d"/>
    </style:style>
    <style:style style:name="P56" style:family="paragraph" style:parent-style-name="Table_20_Contents">
      <style:paragraph-properties fo:text-align="center" style:justify-single-word="false"/>
      <style:text-properties officeooo:paragraph-rsid="0122f888"/>
    </style:style>
    <style:style style:name="P57" style:family="paragraph" style:parent-style-name="Table_20_Contents">
      <style:paragraph-properties fo:text-align="center" style:justify-single-word="false"/>
      <style:text-properties officeooo:paragraph-rsid="01235375"/>
    </style:style>
    <style:style style:name="P58" style:family="paragraph" style:parent-style-name="Table_20_Contents">
      <style:paragraph-properties fo:text-align="center" style:justify-single-word="false"/>
      <style:text-properties officeooo:paragraph-rsid="0124cf10"/>
    </style:style>
    <style:style style:name="P59" style:family="paragraph" style:parent-style-name="Table_20_Contents">
      <style:paragraph-properties fo:text-align="center" style:justify-single-word="false"/>
      <style:text-properties officeooo:paragraph-rsid="0125cc34"/>
    </style:style>
    <style:style style:name="P60" style:family="paragraph" style:parent-style-name="Table_20_Contents">
      <style:paragraph-properties fo:text-align="center" style:justify-single-word="false"/>
      <style:text-properties officeooo:paragraph-rsid="0132bb5d"/>
    </style:style>
    <style:style style:name="P61" style:family="paragraph" style:parent-style-name="Table_20_Contents">
      <style:paragraph-properties fo:text-align="center" style:justify-single-word="false"/>
      <style:text-properties fo:color="#ffffff" fo:font-weight="normal" style:font-weight-asian="normal" style:font-weight-complex="normal"/>
    </style:style>
    <style:style style:name="P62" style:family="paragraph" style:parent-style-name="Table_20_Contents">
      <style:paragraph-properties fo:text-align="center" style:justify-single-word="false"/>
      <style:text-properties fo:color="#ffffff" fo:font-weight="normal" officeooo:paragraph-rsid="01335991" style:font-weight-asian="normal" style:font-weight-complex="normal"/>
    </style:style>
    <style:style style:name="P63" style:family="paragraph" style:parent-style-name="Table_20_Contents">
      <style:paragraph-properties fo:text-align="center" style:justify-single-word="false"/>
      <style:text-properties fo:font-weight="bold" style:font-weight-asian="bold" style:font-weight-complex="bold"/>
    </style:style>
    <style:style style:name="P64" style:family="paragraph" style:parent-style-name="Table_20_Contents">
      <style:paragraph-properties fo:text-align="center" style:justify-single-word="false"/>
      <style:text-properties fo:font-weight="bold" officeooo:paragraph-rsid="010a0c7d" style:font-weight-asian="bold" style:font-weight-complex="bold"/>
    </style:style>
    <style:style style:name="P65" style:family="paragraph" style:parent-style-name="Table_20_Contents">
      <style:paragraph-properties fo:text-align="center" style:justify-single-word="false"/>
      <style:text-properties fo:font-weight="bold" officeooo:paragraph-rsid="012ef3f3" style:font-weight-asian="bold" style:font-weight-complex="bold"/>
    </style:style>
    <style:style style:name="P66" style:family="paragraph" style:parent-style-name="Table_20_Contents">
      <style:paragraph-properties fo:text-align="center" style:justify-single-word="false"/>
      <style:text-properties officeooo:paragraph-rsid="0124cf10" fo:background-color="transparent"/>
    </style:style>
    <style:style style:name="P67" style:family="paragraph" style:parent-style-name="Table_20_Contents">
      <style:paragraph-properties fo:margin-left="0in" fo:margin-right="0in" fo:text-indent="0in" style:auto-text-indent="false"/>
    </style:style>
    <style:style style:name="P68" style:family="paragraph" style:parent-style-name="Table_20_Contents">
      <style:paragraph-properties fo:margin-left="0in" fo:margin-right="0in" fo:text-align="center" style:justify-single-word="false" fo:text-indent="0in" style:auto-text-indent="false"/>
      <style:text-properties fo:color="#ffffff"/>
    </style:style>
    <style:style style:name="P69" style:family="paragraph" style:parent-style-name="Table_20_Contents">
      <style:paragraph-properties fo:margin-left="0in" fo:margin-right="0in" fo:text-align="center" style:justify-single-word="false" fo:text-indent="0in" style:auto-text-indent="false"/>
      <style:text-properties fo:color="#ffffff" officeooo:paragraph-rsid="00954c40"/>
    </style:style>
    <style:style style:name="P70" style:family="paragraph" style:parent-style-name="Table_20_Contents">
      <style:paragraph-properties fo:margin-left="0in" fo:margin-right="0in" fo:text-align="center" style:justify-single-word="false" fo:text-indent="0in" style:auto-text-indent="false"/>
      <style:text-properties fo:color="#ffffff" officeooo:paragraph-rsid="0143b33b"/>
    </style:style>
    <style:style style:name="P71" style:family="paragraph" style:parent-style-name="Table_20_Contents">
      <style:paragraph-properties fo:margin-left="0in" fo:margin-right="0in" fo:text-align="center" style:justify-single-word="false" fo:text-indent="0in" style:auto-text-indent="false"/>
    </style:style>
    <style:style style:name="P72" style:family="paragraph" style:parent-style-name="Table_20_Contents">
      <style:paragraph-properties fo:margin-left="0in" fo:margin-right="0in" fo:text-align="center" style:justify-single-word="false" fo:text-indent="0in" style:auto-text-indent="false"/>
      <style:text-properties officeooo:paragraph-rsid="008795b8"/>
    </style:style>
    <style:style style:name="P73" style:family="paragraph" style:parent-style-name="Table_20_Contents">
      <style:paragraph-properties fo:margin-left="0in" fo:margin-right="0in" fo:text-align="center" style:justify-single-word="false" fo:text-indent="0in" style:auto-text-indent="false"/>
      <style:text-properties officeooo:paragraph-rsid="00aac305"/>
    </style:style>
    <style:style style:name="P74" style:family="paragraph" style:parent-style-name="Table_20_Contents">
      <style:paragraph-properties fo:margin-left="0in" fo:margin-right="0in" fo:text-align="center" style:justify-single-word="false" fo:text-indent="0in" style:auto-text-indent="false"/>
      <style:text-properties officeooo:paragraph-rsid="0145a137"/>
    </style:style>
    <style:style style:name="P75" style:family="paragraph" style:parent-style-name="Table_20_Contents">
      <style:paragraph-properties fo:margin-left="0in" fo:margin-right="0in" fo:text-align="center" style:justify-single-word="false" fo:text-indent="0in" style:auto-text-indent="false"/>
      <style:text-properties officeooo:paragraph-rsid="01477c7a"/>
    </style:style>
    <style:style style:name="P76" style:family="paragraph" style:parent-style-name="Table_20_Contents">
      <style:paragraph-properties fo:margin-left="0in" fo:margin-right="0in" fo:text-align="end" style:justify-single-word="false" fo:text-indent="0in" style:auto-text-indent="false" style:writing-mode="lr-tb"/>
    </style:style>
    <style:style style:name="P77" style:family="paragraph" style:parent-style-name="Table_20_Contents">
      <style:paragraph-properties fo:text-align="center" style:justify-single-word="false" style:writing-mode="rl-tb"/>
      <style:text-properties fo:font-weight="bold" officeooo:paragraph-rsid="010a0c7d" style:font-size-asian="10.5pt" style:font-weight-asian="bold" style:font-name-complex="Raanana" style:font-weight-complex="bold"/>
    </style:style>
    <style:style style:name="T1" style:family="text">
      <style:text-properties officeooo:rsid="0019801e"/>
    </style:style>
    <style:style style:name="T2" style:family="text">
      <style:text-properties officeooo:rsid="001d026b"/>
    </style:style>
    <style:style style:name="T3" style:family="text">
      <style:text-properties officeooo:rsid="001df463"/>
    </style:style>
    <style:style style:name="T4" style:family="text">
      <style:text-properties officeooo:rsid="002141d3"/>
    </style:style>
    <style:style style:name="T5" style:family="text">
      <style:text-properties officeooo:rsid="00239960"/>
    </style:style>
    <style:style style:name="T6" style:family="text">
      <style:text-properties fo:font-style="normal" officeooo:rsid="00f0d540" style:font-style-asian="normal" style:font-style-complex="normal"/>
    </style:style>
    <style:style style:name="T7" style:family="text">
      <style:text-properties fo:font-style="normal" fo:font-weight="normal" officeooo:rsid="01029712" style:font-style-asian="normal" style:font-weight-asian="normal" style:font-style-complex="normal" style:font-weight-complex="normal"/>
    </style:style>
    <style:style style:name="T8" style:family="text">
      <style:text-properties fo:font-style="normal" fo:font-weight="normal" officeooo:rsid="0032efbb" style:font-style-asian="normal" style:font-weight-asian="normal" style:font-style-complex="normal" style:font-weight-complex="normal"/>
    </style:style>
    <style:style style:name="T9" style:family="text">
      <style:text-properties fo:font-style="italic" officeooo:rsid="0029f05e" style:font-style-asian="italic" style:font-style-complex="italic"/>
    </style:style>
    <style:style style:name="T10" style:family="text">
      <style:text-properties fo:font-style="italic" officeooo:rsid="00239960" style:font-style-asian="italic" style:font-style-complex="italic"/>
    </style:style>
    <style:style style:name="T11" style:family="text">
      <style:text-properties fo:font-style="italic" officeooo:rsid="0032efbb" style:font-style-asian="italic" style:font-style-complex="italic"/>
    </style:style>
    <style:style style:name="T12" style:family="text">
      <style:text-properties fo:font-style="italic" officeooo:rsid="005a069b" style:font-style-asian="italic" style:font-style-complex="italic"/>
    </style:style>
    <style:style style:name="T13" style:family="text">
      <style:text-properties fo:font-style="italic" officeooo:rsid="0053b71e" style:font-style-asian="italic" style:font-style-complex="italic"/>
    </style:style>
    <style:style style:name="T14" style:family="text">
      <style:text-properties fo:font-style="italic" officeooo:rsid="0060873a" style:font-style-asian="italic" style:font-style-complex="italic"/>
    </style:style>
    <style:style style:name="T15" style:family="text">
      <style:text-properties fo:font-style="italic" officeooo:rsid="00ef1c5e" style:font-style-asian="italic" style:font-style-complex="italic"/>
    </style:style>
    <style:style style:name="T16" style:family="text">
      <style:text-properties fo:font-style="italic" officeooo:rsid="00f0d540" style:font-style-asian="italic" style:font-style-complex="italic"/>
    </style:style>
    <style:style style:name="T17" style:family="text">
      <style:text-properties fo:font-style="italic" fo:font-weight="normal" officeooo:rsid="00f48e5a" style:font-style-asian="italic" style:font-weight-asian="normal" style:font-style-complex="italic" style:font-weight-complex="normal"/>
    </style:style>
    <style:style style:name="T18" style:family="text">
      <style:text-properties fo:font-style="italic" fo:font-weight="normal" officeooo:rsid="00f449d2" style:font-style-asian="italic" style:font-weight-asian="normal" style:font-style-complex="italic" style:font-weight-complex="normal"/>
    </style:style>
    <style:style style:name="T19" style:family="text">
      <style:text-properties fo:font-style="italic" fo:font-weight="normal" officeooo:rsid="0032efbb" style:font-style-asian="italic" style:font-weight-asian="normal" style:font-style-complex="italic" style:font-weight-complex="normal"/>
    </style:style>
    <style:style style:name="T20" style:family="text">
      <style:text-properties fo:font-style="italic" fo:font-weight="normal" officeooo:rsid="00f609fa" style:font-style-asian="italic" style:font-weight-asian="normal" style:font-style-complex="italic" style:font-weight-complex="normal"/>
    </style:style>
    <style:style style:name="T21" style:family="text">
      <style:text-properties fo:font-style="italic" fo:font-weight="normal" officeooo:rsid="01029712" style:font-style-asian="italic" style:font-weight-asian="normal" style:font-style-complex="italic" style:font-weight-complex="normal"/>
    </style:style>
    <style:style style:name="T22" style:family="text">
      <style:text-properties fo:font-style="italic" fo:font-weight="normal" officeooo:rsid="016a1eaf" style:font-name-asian="Arial Unicode MS" style:font-style-asian="italic" style:font-weight-asian="normal" style:font-style-complex="italic" style:font-weight-complex="normal"/>
    </style:style>
    <style:style style:name="T23" style:family="text">
      <style:text-properties fo:font-style="italic" fo:font-weight="normal" officeooo:rsid="016fa9e8" style:font-name-asian="Arial Unicode MS" style:font-style-asian="italic" style:font-weight-asian="normal" style:font-style-complex="italic" style:font-weight-complex="normal"/>
    </style:style>
    <style:style style:name="T24" style:family="text">
      <style:text-properties fo:font-weight="normal" officeooo:rsid="007c6c13" style:font-weight-asian="normal" style:font-weight-complex="normal"/>
    </style:style>
    <style:style style:name="T25" style:family="text">
      <style:text-properties fo:font-weight="normal" officeooo:rsid="008795b8" style:font-weight-asian="normal" style:font-weight-complex="normal"/>
    </style:style>
    <style:style style:name="T26" style:family="text">
      <style:text-properties fo:font-weight="normal" officeooo:rsid="00f48e5a" style:font-weight-asian="normal" style:font-weight-complex="normal"/>
    </style:style>
    <style:style style:name="T27" style:family="text">
      <style:text-properties fo:font-weight="normal" officeooo:rsid="0032efbb" style:font-weight-asian="normal" style:font-weight-complex="normal"/>
    </style:style>
    <style:style style:name="T28" style:family="text">
      <style:text-properties fo:font-weight="normal" officeooo:rsid="00f609fa" style:font-weight-asian="normal" style:font-weight-complex="normal"/>
    </style:style>
    <style:style style:name="T29" style:family="text">
      <style:text-properties fo:font-weight="normal" officeooo:rsid="01658fbf" style:font-weight-asian="normal" style:font-weight-complex="normal"/>
    </style:style>
    <style:style style:name="T30" style:family="text">
      <style:text-properties fo:font-weight="normal" officeooo:rsid="01676910" style:font-weight-asian="normal" style:font-weight-complex="normal"/>
    </style:style>
    <style:style style:name="T31" style:family="text">
      <style:text-properties fo:font-weight="normal" officeooo:rsid="01017a4a" style:font-name-asian="Arial Unicode MS" style:font-weight-asian="normal" style:font-weight-complex="normal"/>
    </style:style>
    <style:style style:name="T32" style:family="text">
      <style:text-properties fo:font-weight="normal" officeooo:rsid="011ad4da" style:font-name-asian="Arial Unicode MS" style:font-weight-asian="normal" style:font-weight-complex="normal"/>
    </style:style>
    <style:style style:name="T33" style:family="text">
      <style:text-properties fo:font-weight="normal" officeooo:rsid="0108b5e2" style:font-name-asian="Arial Unicode MS" style:font-weight-asian="normal" style:font-weight-complex="normal"/>
    </style:style>
    <style:style style:name="T34" style:family="text">
      <style:text-properties fo:font-weight="normal" officeooo:rsid="0152012b" style:font-name-asian="Arial Unicode MS" style:font-weight-asian="normal" style:font-weight-complex="normal"/>
    </style:style>
    <style:style style:name="T35" style:family="text">
      <style:text-properties fo:font-weight="normal" officeooo:rsid="0154f7e2" style:font-name-asian="Arial Unicode MS" style:font-weight-asian="normal" style:font-weight-complex="normal"/>
    </style:style>
    <style:style style:name="T36" style:family="text">
      <style:text-properties fo:font-weight="normal" officeooo:rsid="0156c523" style:font-name-asian="Arial Unicode MS" style:font-weight-asian="normal" style:font-weight-complex="normal"/>
    </style:style>
    <style:style style:name="T37" style:family="text">
      <style:text-properties fo:font-weight="normal" officeooo:rsid="01594d28" style:font-name-asian="Arial Unicode MS" style:font-weight-asian="normal" style:font-weight-complex="normal"/>
    </style:style>
    <style:style style:name="T38" style:family="text">
      <style:text-properties fo:font-weight="normal" officeooo:rsid="01597afb" style:font-name-asian="Arial Unicode MS" style:font-weight-asian="normal" style:font-weight-complex="normal"/>
    </style:style>
    <style:style style:name="T39" style:family="text">
      <style:text-properties fo:font-weight="normal" officeooo:rsid="015d0407" style:font-name-asian="Arial Unicode MS" style:font-weight-asian="normal" style:font-weight-complex="normal"/>
    </style:style>
    <style:style style:name="T40" style:family="text">
      <style:text-properties fo:font-weight="normal" officeooo:rsid="016160fb" style:font-name-asian="Arial Unicode MS" style:font-weight-asian="normal" style:font-weight-complex="normal"/>
    </style:style>
    <style:style style:name="T41" style:family="text">
      <style:text-properties fo:font-weight="normal" officeooo:rsid="0164519d" style:font-name-asian="Arial Unicode MS" style:font-weight-asian="normal" style:font-weight-complex="normal"/>
    </style:style>
    <style:style style:name="T42" style:family="text">
      <style:text-properties fo:font-weight="normal" officeooo:rsid="01678968" style:font-name-asian="Arial Unicode MS" style:font-weight-asian="normal" style:font-weight-complex="normal"/>
    </style:style>
    <style:style style:name="T43" style:family="text">
      <style:text-properties fo:font-weight="normal" officeooo:rsid="016a1eaf" style:font-name-asian="Arial Unicode MS" style:font-weight-asian="normal" style:font-weight-complex="normal"/>
    </style:style>
    <style:style style:name="T44" style:family="text">
      <style:text-properties fo:font-weight="normal" officeooo:rsid="016fb96e" style:font-name-asian="Arial Unicode MS" style:font-weight-asian="normal" style:font-weight-complex="normal"/>
    </style:style>
    <style:style style:name="T45" style:family="text">
      <style:text-properties fo:font-weight="normal" officeooo:rsid="01792ecc" style:font-name-asian="Arial Unicode MS" style:font-weight-asian="normal" style:font-weight-complex="normal"/>
    </style:style>
    <style:style style:name="T46" style:family="text">
      <style:text-properties fo:font-weight="normal" officeooo:rsid="017e6eb9" style:font-name-asian="Arial Unicode MS" style:font-weight-asian="normal" style:font-weight-complex="normal"/>
    </style:style>
    <style:style style:name="T47" style:family="text">
      <style:text-properties fo:font-weight="normal" officeooo:rsid="0181ecfd" style:font-name-asian="Arial Unicode MS" style:font-weight-asian="normal" style:font-weight-complex="normal"/>
    </style:style>
    <style:style style:name="T48" style:family="text">
      <style:text-properties fo:font-weight="normal" officeooo:rsid="01850f39" style:font-name-asian="Arial Unicode MS" style:font-weight-asian="normal" style:font-weight-complex="normal"/>
    </style:style>
    <style:style style:name="T49" style:family="text">
      <style:text-properties fo:font-weight="normal" officeooo:rsid="018649c0" style:font-name-asian="Arial Unicode MS" style:font-weight-asian="normal" style:font-weight-complex="normal"/>
    </style:style>
    <style:style style:name="T50" style:family="text">
      <style:text-properties fo:font-weight="normal" officeooo:rsid="01889cd3" style:font-name-asian="Arial Unicode MS" style:font-weight-asian="normal" style:font-weight-complex="normal"/>
    </style:style>
    <style:style style:name="T51" style:family="text">
      <style:text-properties fo:font-weight="normal" officeooo:rsid="018e0ed3" style:font-name-asian="Arial Unicode MS" style:font-weight-asian="normal" style:font-weight-complex="normal"/>
    </style:style>
    <style:style style:name="T52" style:family="text">
      <style:text-properties fo:font-weight="normal" officeooo:rsid="018e5c1b" style:font-name-asian="Arial Unicode MS" style:font-weight-asian="normal" style:font-weight-complex="normal"/>
    </style:style>
    <style:style style:name="T53" style:family="text">
      <style:text-properties fo:font-weight="normal" officeooo:rsid="018fecf6" style:font-name-asian="Arial Unicode MS" style:font-weight-asian="normal" style:font-weight-complex="normal"/>
    </style:style>
    <style:style style:name="T54" style:family="text">
      <style:text-properties fo:font-weight="normal" officeooo:rsid="0190dd6d" style:font-name-asian="Arial Unicode MS" style:font-weight-asian="normal" style:font-weight-complex="normal"/>
    </style:style>
    <style:style style:name="T55" style:family="text">
      <style:text-properties fo:font-weight="normal" officeooo:rsid="01961750" style:font-name-asian="Arial Unicode MS" style:font-weight-asian="normal" style:font-weight-complex="normal"/>
    </style:style>
    <style:style style:name="T56" style:family="text">
      <style:text-properties fo:font-weight="normal" officeooo:rsid="0198a9d2" style:font-name-asian="Arial Unicode MS" style:font-weight-asian="normal" style:font-weight-complex="normal"/>
    </style:style>
    <style:style style:name="T57" style:family="text">
      <style:text-properties fo:font-weight="normal" officeooo:rsid="0199266c" style:font-name-asian="Arial Unicode MS" style:font-weight-asian="normal" style:font-weight-complex="normal"/>
    </style:style>
    <style:style style:name="T58" style:family="text">
      <style:text-properties fo:font-weight="normal" officeooo:rsid="019a8064" style:font-name-asian="Arial Unicode MS" style:font-weight-asian="normal" style:font-weight-complex="normal"/>
    </style:style>
    <style:style style:name="T59" style:family="text">
      <style:text-properties fo:font-weight="normal" officeooo:rsid="019bca3c" style:font-name-asian="Arial Unicode MS" style:font-weight-asian="normal" style:font-weight-complex="normal"/>
    </style:style>
    <style:style style:name="T60" style:family="text">
      <style:text-properties fo:font-weight="normal" officeooo:rsid="019c7813" style:font-name-asian="Arial Unicode MS" style:font-weight-asian="normal" style:font-weight-complex="normal"/>
    </style:style>
    <style:style style:name="T61" style:family="text">
      <style:text-properties fo:font-weight="normal" officeooo:rsid="01a3b264" style:font-name-asian="Arial Unicode MS" style:font-weight-asian="normal" style:font-weight-complex="normal"/>
    </style:style>
    <style:style style:name="T62" style:family="text">
      <style:text-properties fo:font-weight="normal" officeooo:rsid="01a5273f" style:font-name-asian="Arial Unicode MS" style:font-weight-asian="normal" style:font-weight-complex="normal"/>
    </style:style>
    <style:style style:name="T63" style:family="text">
      <style:text-properties fo:font-weight="normal" officeooo:rsid="01a63f9c" style:font-name-asian="Arial Unicode MS" style:font-weight-asian="normal" style:font-weight-complex="normal"/>
    </style:style>
    <style:style style:name="T64" style:family="text">
      <style:text-properties fo:font-weight="normal" officeooo:rsid="01afea1f" style:font-name-asian="Arial Unicode MS" style:font-weight-asian="normal" style:font-weight-complex="normal"/>
    </style:style>
    <style:style style:name="T65" style:family="text">
      <style:text-properties fo:font-weight="normal" officeooo:rsid="015d0407" fo:background-color="transparent" style:font-name-asian="Arial Unicode MS" style:font-weight-asian="normal" style:font-weight-complex="normal"/>
    </style:style>
    <style:style style:name="T66" style:family="text">
      <style:text-properties officeooo:rsid="0029f05e"/>
    </style:style>
    <style:style style:name="T67" style:family="text">
      <style:text-properties officeooo:rsid="002adb99"/>
    </style:style>
    <style:style style:name="T68" style:family="text">
      <style:text-properties officeooo:rsid="003291f5"/>
    </style:style>
    <style:style style:name="T69" style:family="text">
      <style:text-properties officeooo:rsid="0032efbb"/>
    </style:style>
    <style:style style:name="T70" style:family="text">
      <style:text-properties officeooo:rsid="003611ba"/>
    </style:style>
    <style:style style:name="T71" style:family="text">
      <style:text-properties officeooo:rsid="00371178"/>
    </style:style>
    <style:style style:name="T72" style:family="text">
      <style:text-properties officeooo:rsid="003f5d8d"/>
    </style:style>
    <style:style style:name="T73" style:family="text">
      <style:text-properties officeooo:rsid="00421f99"/>
    </style:style>
    <style:style style:name="T74" style:family="text">
      <style:text-properties officeooo:rsid="00458536"/>
    </style:style>
    <style:style style:name="T75" style:family="text">
      <style:text-properties officeooo:rsid="0047175e"/>
    </style:style>
    <style:style style:name="T76" style:family="text">
      <style:text-properties officeooo:rsid="00475bb0"/>
    </style:style>
    <style:style style:name="T77" style:family="text">
      <style:text-properties officeooo:rsid="004aa7d4"/>
    </style:style>
    <style:style style:name="T78" style:family="text">
      <style:text-properties officeooo:rsid="0053b71e"/>
    </style:style>
    <style:style style:name="T79" style:family="text">
      <style:text-properties officeooo:rsid="0054f1c6"/>
    </style:style>
    <style:style style:name="T80" style:family="text">
      <style:text-properties officeooo:rsid="005a069b"/>
    </style:style>
    <style:style style:name="T81" style:family="text">
      <style:text-properties officeooo:rsid="005b41a7"/>
    </style:style>
    <style:style style:name="T82" style:family="text">
      <style:text-properties officeooo:rsid="005cb617"/>
    </style:style>
    <style:style style:name="T83" style:family="text">
      <style:text-properties officeooo:rsid="005ec144"/>
    </style:style>
    <style:style style:name="T84" style:family="text">
      <style:text-properties officeooo:rsid="00604053"/>
    </style:style>
    <style:style style:name="T85" style:family="text">
      <style:text-properties officeooo:rsid="0060873a"/>
    </style:style>
    <style:style style:name="T86" style:family="text">
      <style:text-properties officeooo:rsid="006216da"/>
    </style:style>
    <style:style style:name="T87" style:family="text">
      <style:text-properties officeooo:rsid="0063e023"/>
    </style:style>
    <style:style style:name="T88" style:family="text">
      <style:text-properties officeooo:rsid="0069b181"/>
    </style:style>
    <style:style style:name="T89" style:family="text">
      <style:text-properties officeooo:rsid="0073b863"/>
    </style:style>
    <style:style style:name="T90" style:family="text">
      <style:text-properties officeooo:rsid="0074dd2a"/>
    </style:style>
    <style:style style:name="T91" style:family="text">
      <style:text-properties officeooo:rsid="0077faa6"/>
    </style:style>
    <style:style style:name="T92" style:family="text">
      <style:text-properties officeooo:rsid="00794541"/>
    </style:style>
    <style:style style:name="T93" style:family="text">
      <style:text-properties officeooo:rsid="007bce42"/>
    </style:style>
    <style:style style:name="T94" style:family="text">
      <style:text-properties officeooo:rsid="007bde9b"/>
    </style:style>
    <style:style style:name="T95" style:family="text">
      <style:text-properties officeooo:rsid="007c6c13"/>
    </style:style>
    <style:style style:name="T96" style:family="text">
      <style:text-properties fo:font-weight="bold" style:font-weight-asian="bold" style:font-weight-complex="bold"/>
    </style:style>
    <style:style style:name="T97" style:family="text">
      <style:text-properties fo:font-weight="bold" officeooo:rsid="007c6c13" style:font-weight-asian="bold" style:font-weight-complex="bold"/>
    </style:style>
    <style:style style:name="T98" style:family="text">
      <style:text-properties fo:font-weight="bold" officeooo:rsid="008795b8" style:font-weight-asian="bold" style:font-weight-complex="bold"/>
    </style:style>
    <style:style style:name="T99" style:family="text">
      <style:text-properties fo:font-weight="bold" officeooo:rsid="00b95caa" style:font-weight-asian="bold" style:font-weight-complex="bold"/>
    </style:style>
    <style:style style:name="T100" style:family="text">
      <style:text-properties fo:font-weight="bold" officeooo:rsid="00bfcbd2" style:font-weight-asian="bold" style:font-weight-complex="bold"/>
    </style:style>
    <style:style style:name="T101" style:family="text">
      <style:text-properties fo:font-weight="bold" officeooo:rsid="0122f888" style:font-weight-asian="bold" style:font-weight-complex="bold"/>
    </style:style>
    <style:style style:name="T102" style:family="text">
      <style:text-properties fo:font-weight="bold" officeooo:rsid="01235375" style:font-weight-asian="bold" style:font-weight-complex="bold"/>
    </style:style>
    <style:style style:name="T103" style:family="text">
      <style:text-properties fo:font-weight="bold" officeooo:rsid="0124cf10" style:font-weight-asian="bold" style:font-weight-complex="bold"/>
    </style:style>
    <style:style style:name="T104" style:family="text">
      <style:text-properties fo:font-weight="bold" officeooo:rsid="0125cc34" style:font-weight-asian="bold" style:font-weight-complex="bold"/>
    </style:style>
    <style:style style:name="T105" style:family="text">
      <style:text-properties fo:font-weight="bold" officeooo:rsid="0199266c" style:font-weight-asian="bold" style:font-weight-complex="bold"/>
    </style:style>
    <style:style style:name="T106" style:family="text">
      <style:text-properties officeooo:rsid="007e6f55"/>
    </style:style>
    <style:style style:name="T107" style:family="text">
      <style:text-properties officeooo:rsid="008795b8"/>
    </style:style>
    <style:style style:name="T108" style:family="text">
      <style:text-properties officeooo:rsid="00954c40"/>
    </style:style>
    <style:style style:name="T109" style:family="text">
      <style:text-properties officeooo:rsid="00a14147"/>
    </style:style>
    <style:style style:name="T110" style:family="text">
      <style:text-properties officeooo:rsid="00a1ea8f"/>
    </style:style>
    <style:style style:name="T111" style:family="text">
      <style:text-properties officeooo:rsid="00a2c30d"/>
    </style:style>
    <style:style style:name="T112" style:family="text">
      <style:text-properties officeooo:rsid="00b0b39f"/>
    </style:style>
    <style:style style:name="T113" style:family="text">
      <style:text-properties officeooo:rsid="00b44234"/>
    </style:style>
    <style:style style:name="T114" style:family="text">
      <style:text-properties officeooo:rsid="00b6ef90"/>
    </style:style>
    <style:style style:name="T115" style:family="text">
      <style:text-properties officeooo:rsid="00b7cbc5"/>
    </style:style>
    <style:style style:name="T116" style:family="text">
      <style:text-properties officeooo:rsid="00b95caa"/>
    </style:style>
    <style:style style:name="T117" style:family="text">
      <style:text-properties officeooo:rsid="00bfcbd2"/>
    </style:style>
    <style:style style:name="T118" style:family="text">
      <style:text-properties officeooo:rsid="00c5f234"/>
    </style:style>
    <style:style style:name="T119" style:family="text">
      <style:text-properties officeooo:rsid="00c7717f"/>
    </style:style>
    <style:style style:name="T120" style:family="text">
      <style:text-properties officeooo:rsid="00c96ab4"/>
    </style:style>
    <style:style style:name="T121" style:family="text">
      <style:text-properties officeooo:rsid="00d136b3"/>
    </style:style>
    <style:style style:name="T122" style:family="text">
      <style:text-properties officeooo:rsid="00d29877"/>
    </style:style>
    <style:style style:name="T123" style:family="text">
      <style:text-properties officeooo:rsid="00ef1c5e"/>
    </style:style>
    <style:style style:name="T124" style:family="text">
      <style:text-properties officeooo:rsid="00f0d540"/>
    </style:style>
    <style:style style:name="T125" style:family="text">
      <style:text-properties officeooo:rsid="00f2afe0"/>
    </style:style>
    <style:style style:name="T126" style:family="text">
      <style:text-properties officeooo:rsid="00f350d6"/>
    </style:style>
    <style:style style:name="T127" style:family="text">
      <style:text-properties officeooo:rsid="00f449d2"/>
    </style:style>
    <style:style style:name="T128" style:family="text">
      <style:text-properties officeooo:rsid="001df463" style:font-name-asian="Arial Unicode MS"/>
    </style:style>
    <style:style style:name="T129" style:family="text">
      <style:text-properties officeooo:rsid="01061367" style:font-name-asian="Arial Unicode MS"/>
    </style:style>
    <style:style style:name="T130" style:family="text">
      <style:text-properties officeooo:rsid="0117d211" style:font-name-asian="Arial Unicode MS"/>
    </style:style>
    <style:style style:name="T131" style:family="text">
      <style:text-properties officeooo:rsid="01191228" style:font-name-asian="Arial Unicode MS"/>
    </style:style>
    <style:style style:name="T132" style:family="text">
      <style:text-properties officeooo:rsid="017d88da" style:font-name-asian="Arial Unicode MS"/>
    </style:style>
    <style:style style:name="T133" style:family="text">
      <style:text-properties officeooo:rsid="0108b5e2"/>
    </style:style>
    <style:style style:name="T134" style:family="text">
      <style:text-properties officeooo:rsid="010a0c7d"/>
    </style:style>
    <style:style style:name="T135" style:family="text">
      <style:text-properties officeooo:rsid="0122f888"/>
    </style:style>
    <style:style style:name="T136" style:family="text">
      <style:text-properties officeooo:rsid="01235375"/>
    </style:style>
    <style:style style:name="T137" style:family="text">
      <style:text-properties officeooo:rsid="0124cf10"/>
    </style:style>
    <style:style style:name="T138" style:family="text">
      <style:text-properties officeooo:rsid="0125cc34"/>
    </style:style>
    <style:style style:name="T139" style:family="text">
      <style:text-properties officeooo:rsid="012da442"/>
    </style:style>
    <style:style style:name="T140" style:family="text">
      <style:text-properties officeooo:rsid="012ef3f3"/>
    </style:style>
    <style:style style:name="T141" style:family="text">
      <style:text-properties officeooo:rsid="010a0c7d" fo:background-color="transparent"/>
    </style:style>
    <style:style style:name="T142" style:family="text">
      <style:text-properties officeooo:rsid="012ef3f3" fo:background-color="transparent"/>
    </style:style>
    <style:style style:name="T143" style:family="text">
      <style:text-properties officeooo:rsid="01329ad0"/>
    </style:style>
    <style:style style:name="T144" style:family="text">
      <style:text-properties officeooo:rsid="0132bb5d"/>
    </style:style>
    <style:style style:name="T145" style:family="text">
      <style:text-properties officeooo:rsid="01335991"/>
    </style:style>
    <style:style style:name="T146" style:family="text">
      <style:text-properties officeooo:rsid="014112bf"/>
    </style:style>
    <style:style style:name="T147" style:family="text">
      <style:text-properties officeooo:rsid="0143b33b"/>
    </style:style>
    <style:style style:name="T148" style:family="text">
      <style:text-properties officeooo:rsid="0145a137"/>
    </style:style>
    <style:style style:name="T149" style:family="text">
      <style:text-properties officeooo:rsid="01477c7a"/>
    </style:style>
    <style:style style:name="T150" style:family="text">
      <style:text-properties officeooo:rsid="014c2cb1"/>
    </style:style>
    <style:style style:name="T151" style:family="text">
      <style:text-properties officeooo:rsid="014d5d2c"/>
    </style:style>
    <style:style style:name="T152" style:family="text">
      <style:text-properties officeooo:rsid="0150ca16"/>
    </style:style>
    <style:style style:name="T153" style:family="text">
      <style:text-properties officeooo:rsid="0152012b"/>
    </style:style>
    <style:style style:name="T154" style:family="text">
      <style:text-properties officeooo:rsid="016517ea"/>
    </style:style>
    <style:style style:name="T155" style:family="text">
      <style:text-properties officeooo:rsid="01658fbf"/>
    </style:style>
    <style:style style:name="T156" style:family="text">
      <style:text-properties officeooo:rsid="01676910"/>
    </style:style>
    <style:style style:name="T157" style:family="text">
      <style:text-properties officeooo:rsid="01692b6d"/>
    </style:style>
    <style:style style:name="T158" style:family="text">
      <style:text-properties officeooo:rsid="0193c79a"/>
    </style:style>
    <style:style style:name="T159" style:family="text">
      <style:text-properties officeooo:rsid="0199266c"/>
    </style:style>
    <style:style style:name="fr1" style:family="graphic" style:parent-style-name="Frame">
      <style:graphic-properties fo:margin-left="0in" fo:margin-right="0.3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number:date-style style:name="N116">
      <number:day number:style="long"/>
      <number:text> ב</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48"><text:span text:style-name="T146">חוככים ומחוככים זרים בעברית</text:span></text:p>
      <text:p text:style-name="P30"><text:span text:style-name="T4">עבודת גמר במסגרת </text:span><text:span text:style-name="T10">פונטיקה אקוסטית </text:span><text:span text:style-name="T5">(0627.2011)</text:span></text:p>
      <text:p text:style-name="P29"><text:span text:style-name="T4"/></text:p>
      <text:p text:style-name="P29"><text:span text:style-name="T4">שגיא מעוז</text:span></text:p>
      <text:p text:style-name="P31"><text:span text:style-name="T4">החוג לבלשנות, הפקולטה למדעי הרוח</text:span></text:p>
      <text:p text:style-name="P31"><text:span text:style-name="T4">אוניברסיטת תל-אביב</text:span></text:p>
      <text:p text:style-name="P29"><text:span text:style-name="T4"/></text:p>
      <text:p text:style-name="P32"><text:a xlink:type="simple" xlink:href="mailto:sagiemao@mail.tau.ac.il"><text:span text:style-name="T4">sagiemao@mail.tau.ac.il</text:span></text:a></text:p>
      <text:p text:style-name="P29"><text:span text:style-name="T4"><text:date style:data-style-name="N116" text:date-value="2013-02-18T09:25:31.99" text:fixed="true">18 בפברואר, 2013</text:date></text:span></text:p>
      <text:p text:style-name="Title"><text:span text:style-name="T2"/></text:p>
      <text:h text:style-name="Heading_20_1" text:outline-level="1"><text:span text:style-name="T3">מבוא</text:span></text:h>
      <text:p text:style-name="P21"><text:span text:style-name="T68">בטבלה הפונטית של העברית הישראלית המודרנית מופיעים מספר עיצורים שלא היו חלק מזו של העברית ההיסטורית </text:span><text:span text:style-name="T78">(Blau 2010, 69</text:span><text:span text:style-name="T68">)</text:span><text:span text:style-name="T69"> וככל הנראה נכנסו לשפה כחלק מאימוץ של מילים וצורות שאולות משפות אחרות <text:s text:c="4"/></text:span><text:span text:style-name="T125">(</text:span><text:span text:style-name="T124">Schwarzwald </text:span><text:span text:style-name="T125">1998)</text:span><text:span text:style-name="T69">.</text:span></text:p>
      <text:p text:style-name="P13"><text:span text:style-name="T69">שני עיצורים </text:span><text:span text:style-name="T114">כ</text:span><text:span text:style-name="T69">אלו הם החוכך החיכי הקולי /ʒ/ והמחוכך החיכי הקולי /d͡ʒ/, לרוב בתעתיק </text:span><text:span text:style-name="T11">ז'</text:span><text:span text:style-name="T69"> ו-</text:span><text:span text:style-name="T11">ג'</text:span><text:span text:style-name="T69"> בהתאמה (אקדמיה ללשון העברית 2007). לשניים אלו קשר פונטי ברור –</text:span><text:span text:style-name="T70"> העיצור השני </text:span><text:span text:style-name="T69">/d͡ʒ/ </text:span><text:span text:style-name="T70">הוא תוספת של סותם קצר לעיצור הראשון </text:span><text:span text:style-name="T69">/ʒ/</text:span><text:span text:style-name="T70"> על</text:span><text:span text:style-name="T71">-מנת ליצור מחוכך.</text:span></text:p>
      <text:p text:style-name="P16"><text:span text:style-name="T71">מעבר לקשר הפונטי הנ"ל, נבחין בקשר נוסף שעולה מחקירתן של מילים שאולות מסוימות. לדוגמא, אם נשווה שתי מילים באנגלית, </text:span><text:span text:style-name="T74">jeep ו-</text:span><text:span text:style-name="T76">garage</text:span><text:span text:style-name="T74">, ששתיהן נהגות באנגלית עם </text:span><text:span text:style-name="T69">/d͡ʒ/ –</text:span><text:span text:style-name="T74"> נראה שבעוד הראשונה אומצה לעברית עם מחוכך, [</text:span><text:span text:style-name="T73">d͡ʒip</text:span><text:span text:style-name="T74">], </text:span><text:span text:style-name="T76">במילה השניה העיצור הנ"ל</text:span><text:span text:style-name="T74"> קיבל דווקא צורה של חוכך, [</text:span><text:span text:style-name="T72">ga.ˈʁaʒ</text:span><text:span text:style-name="T74">] </text:span><text:span text:style-name="T79">‏</text:span><text:span text:style-name="T75">(</text:span><text:span text:style-name="T79">Cohen </text:span><text:span text:style-name="T75">2009).</text:span></text:p>
      <text:p text:style-name="P15"><text:span text:style-name="T76">נבחין כי בעוד jeep מקורה באנגלית</text:span><text:span text:style-name="T81">,</text:span><text:span text:style-name="T76"> ל-garage מקור צרפתי </text:span><text:span text:style-name="T81">(</text:span><text:span text:style-name="T86">Harper</text:span><text:span text:style-name="T81"> 201</text:span><text:span text:style-name="T83">0</text:span><text:span text:style-name="T76">). סקירה של דוגמאות נוספות למילים משתי הקבוצות יאפשרו להכליל כי מאנגלית נשאל המחוכך </text:span><text:span text:style-name="T69">/d͡ʒ/ לעומת צרפתית שממנה נשאל דווקא החוכך /ʒ/.</text:span></text:p>
      <text:p text:style-name="P14"><text:span text:style-name="T84">בעבודה </text:span><text:span text:style-name="T69">לא ארחיב על הכללה זו, אך אבחן את ההבדלים האקוסטיים בין </text:span><text:span text:style-name="T77">שני העיצורים והאם הם אמנם צלילים מבחינים בעברית מודרנית, מה שיהווה עדות פונטית לתהליכים נפרדים של שאילת שתי קבוצות המילים.</text:span></text:p>
      <text:h text:style-name="Heading_20_1" text:outline-level="1"><draw:frame draw:style-name="fr1" draw:name="Frame1" text:anchor-type="paragraph" svg:x="4.2673in" svg:y="0.1591in" svg:width="2.3354in" draw:z-index="0"><draw:text-box fo:min-height="3.3in"><text:p text:style-name="P43"><draw:frame draw:style-name="fr3" draw:name="graphics1" text:anchor-type="paragraph" svg:x="0.0016in" svg:y="0.0008in" svg:width="2.9744in" style:rel-width="100%" svg:height="3.7563in" style:rel-height="scale" draw:z-index="1"><draw:image xlink:href="Pictures/100000000000048C000005BE66D6D2D4.png" xlink:type="simple" xlink:show="embed" xlink:actuate="onLoad"/></draw:frame>(1) ההבדל בזמן החיכוך בין מחוככים וחוככים (מתוך Johnson 2012)</text:p></draw:text-box></draw:frame><text:soft-page-break/><text:span text:style-name="T3">תיאור אקוסטי</text:span></text:h>
      <text:p text:style-name="P20"><text:span text:style-name="T115">כאמור, ההבדל הפונטי היחיד בין שני העיצורים בהם עבודה זו עוסקת היא אופן החיתוך: </text:span><text:span text:style-name="T69">/ʒ/ הוא חוכך בעוד /d͡ʒ/ הוא מחוכך. שניהם זהים הן במקום החיתוך </text:span><text:span text:style-name="T116">(חיכיים) ובקוליות (שניהם קוליים).</text:span></text:p>
      <text:p text:style-name="P20"><text:span text:style-name="T116">מבחינה אקוסטית, נראה כי שני אופני החיתוך הללו שונים באופן מובהק</text:span><text:span text:style-name="T118">, לפי </text:span><text:span text:style-name="T120">Johnson 2012:</text:span></text:p>
      <text:p text:style-name="P38"><text:span text:style-name="T116">עיצורים חוככים מורכבים מ</text:span><text:span text:style-name="T99">שלב אקוסטי אחד בלבד</text:span><text:span text:style-name="T116">, המאופיין ברעש רציף לאורך ההגה. רעש זה הוא תוצאה של מערבוליות <text:s text:c="10"/></text:span><text:span text:style-name="T117">(turbulence) האוויר שעובר מעבר צר מאוד של איברי ההיגוי (במקרה זה, גוף הלשון והחיך). בחוככים קוליים, הרעש הנ"ל מורכב על תנועות גל מחזוריות של הקוליות.</text:span></text:p>
      <text:p text:style-name="P38"><text:span text:style-name="T117">לעומתם, עיצורים מחוככים מורכבים מצליל סותם על כל </text:span><text:span text:style-name="T100">שלבי החיתוך שלו</text:span><text:span text:style-name="T117"> </text:span><text:span text:style-name="T159">(סגירה, חסימה ושחרור) – כאשר השחרור</text:span><text:span text:style-name="T105"> מלווה בחיכוך</text:span><text:span text:style-name="T159"> כמתואר לעיל, הנוצר מהר מאוד יחסית לחוככים רגילים.</text:span></text:p>
      <text:p text:style-name="P38"><text:span text:style-name="T119"/></text:p>
      <text:h text:style-name="P7" text:outline-level="1">הניסוי</text:h>
      <text:h text:style-name="P44" text:outline-level="2"><text:span text:style-name="T89">אופי הניסוי</text:span></text:h>
      <text:p text:style-name="P17"><text:span text:style-name="T89">הניסוי נערך על נבדקת אחת, </text:span><text:span text:style-name="T111">בת 26</text:span><text:span text:style-name="T112">, ילידת ישראל </text:span><text:span text:style-name="T89">ודוברת ילידית של עברית</text:span><text:span text:style-name="T90">. הדוברת התבקשה לקרוא בקול 13 משפטים המוקרנים על מסך. לא ניתן לדוברת מידע מקדים על מטרת הניסוי, מעבר לקשר כללי לפונטיקה. על כל משפט התבקשה הדוברת לחזור </text:span><text:span text:style-name="T126">שלוש</text:span><text:span text:style-name="T91"> פעמים רצופות, כדי לאפשר ניתוח של ההגייה השלישית בלבד כשפה חופשית ומהירה (מתוך הנחה שהקריאה השלישית תהיה משוחררת ככל האפשר מתבנית קול של הכתבה).</text:span></text:p>
      <text:h text:style-name="P44" text:outline-level="2"><text:span text:style-name="T89">המשפטים</text:span></text:h>
      <text:p text:style-name="P18"><text:span text:style-name="T89">מתוך </text:span><text:span text:style-name="T92">13 המשפטים שהוקלטו, </text:span><text:span text:style-name="T150">שבעה</text:span><text:span text:style-name="T92"> רלוונטיים לניתוח ושישה הוצבו באקראי כהסחה ממטרות הניסוי. ב</text:span><text:span text:style-name="T109">שבעת</text:span><text:span text:style-name="T93"> המשפטים הרלוונטיים מופיעות מילים ייצוגיות לשני העיצורים </text:span><text:span text:style-name="T69">/ʒ/ ו</text:span><text:span text:style-name="T93">-</text:span><text:span text:style-name="T69"> /d͡ʒ/</text:span><text:span text:style-name="T93"> בתחילת, אמצע וסוף מבע </text:span><text:span text:style-name="T94">(זוג מילים לכל עיצור בכל </text:span><text:span text:style-name="T113">מיקום במבע</text:span><text:span text:style-name="T94">). ניתן לראות את המשפטים ומיקומי העיצורים בתרשים </text:span><text:span text:style-name="T110">(</text:span><text:span text:style-name="T121">2</text:span><text:span text:style-name="T110">) להלן.</text:span></text:p>
      <text:p text:style-name="P18"><text:span text:style-name="T94"/></text:p>
      <table:table table:name="Table3" table:style-name="Table3">
        <table:table-column table:style-name="Table3.A"/>
        <table:table-column table:style-name="Table3.B"/>
        <text:soft-page-break/>
        <table:table-row>
          <table:table-cell table:style-name="Table3.A1" office:value-type="string">
            <text:list xml:id="list791023313" text:style-name="L2">
              <text:list-item>
                <text:p text:style-name="P19"><text:span text:style-name="T94">בקונצרט מר אברהם נם.</text:span></text:p>
              </text:list-item>
              <text:list-item>
                <text:p text:style-name="P19"><text:span text:style-name="T94">ג</text:span><text:span text:style-name="T95">'ירפות בג'ונגל משחקות ג'ומנג'י.</text:span></text:p>
              </text:list-item>
              <text:list-item>
                <text:p text:style-name="P19"><text:span text:style-name="T95">פעם ז'ו</text:span><text:span text:style-name="T97">ז'</text:span><text:span text:style-name="T95">ו חלסטרה עשה לי ווד</text:span><text:span text:style-name="T97">ג'</text:span><text:span text:style-name="T95">י.</text:span></text:p>
              </text:list-item>
              <text:list-item>
                <text:p text:style-name="P19"><text:span text:style-name="T97">ג'</text:span><text:span text:style-name="T95">נטלמן אמיתי לא לובש ב</text:span><text:span text:style-name="T97">ז'</text:span><text:span text:style-name="T95">.</text:span></text:p>
              </text:list-item>
              <text:list-item>
                <text:p text:style-name="P19"><text:span text:style-name="T95">ורדה רזיאל ז'קונט אמרה את זה ברדיו.</text:span></text:p>
              </text:list-item>
              <text:list-item>
                <text:p text:style-name="P19"><text:span text:style-name="T95">זה בלבל אותי כל כך.</text:span></text:p>
              </text:list-item>
              <text:list-item>
                <text:p text:style-name="P19"><text:span text:style-name="T97">ז'</text:span><text:span text:style-name="T95">קט ירוק זה קצת טיפשי, אפילו למר ח</text:span><text:span text:style-name="T24">ג'</text:span><text:span text:style-name="T97">ג'</text:span><text:span text:style-name="T95">.</text:span></text:p>
              </text:list-item>
              <text:list-item>
                <text:p text:style-name="P19"><text:span text:style-name="T97">ג'</text:span><text:span text:style-name="T95">יימס דין עשה לזה פעם הומא</text:span><text:span text:style-name="T97">ז'</text:span><text:span text:style-name="T95">.</text:span></text:p>
              </text:list-item>
              <text:list-item>
                <text:p text:style-name="P19"><text:span text:style-name="T95">קניתי מרצדס מרמת גן.</text:span></text:p>
              </text:list-item>
              <text:list-item>
                <text:p text:style-name="P19"><text:span text:style-name="T95">קניתי פ</text:span><text:span text:style-name="T97">ז'</text:span><text:span text:style-name="T95">ו ביבוא אישי מר</text:span><text:span text:style-name="T97">ג'</text:span><text:span text:style-name="T95">אסטן.</text:span></text:p>
              </text:list-item>
              <text:list-item>
                <text:p text:style-name="P19"><text:span text:style-name="T95">עדיין לא סלחתי לז'וז'ו.</text:span></text:p>
              </text:list-item>
              <text:list-item>
                <text:p text:style-name="P19"><text:span text:style-name="T95">אכלנו כל כך הרבה פאד</text:span><text:span text:style-name="T97">ג'</text:span><text:span text:style-name="T95">.</text:span></text:p>
              </text:list-item>
              <text:list-item>
                <text:p text:style-name="P19"><text:span text:style-name="T97">ז'</text:span><text:span text:style-name="T95">ורנאל </text:span><text:span text:style-name="T106">גדול</text:span><text:span text:style-name="T95"> לענייני אופנה חשף את זה.</text:span></text:p>
              </text:list-item>
            </text:list>
          </table:table-cell>
          <table:table-cell table:style-name="Table3.B1" office:value-type="string">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69"><text:span text:style-name="T108">עיצור</text:span></text:p>
                </table:table-cell>
                <table:table-cell table:style-name="Table4.A1" office:value-type="string">
                  <text:p text:style-name="P68">מיקום</text:p>
                </table:table-cell>
                <table:table-cell table:style-name="Table4.A1" office:value-type="string">
                  <text:p text:style-name="P70">מס<text:span text:style-name="T149">'</text:span></text:p>
                </table:table-cell>
                <table:table-cell table:style-name="Table4.A1" office:value-type="string">
                  <text:p text:style-name="P70"><text:span text:style-name="T147">מילה</text:span></text:p>
                </table:table-cell>
                <table:table-cell table:style-name="Table4.E1" office:value-type="string">
                  <text:p text:style-name="P70">משפט</text:p>
                </table:table-cell>
              </table:table-row>
              <table:table-row>
                <table:table-cell table:style-name="Table4.A3" table:number-rows-spanned="6" office:value-type="string">
                  <text:p text:style-name="P33"><text:span text:style-name="T69">/ʒ/</text:span></text:p>
                </table:table-cell>
                <table:table-cell table:style-name="Table4.B2" table:number-rows-spanned="2" office:value-type="string">
                  <text:p text:style-name="P71">תחילת מבע</text:p>
                </table:table-cell>
                <table:table-cell table:style-name="Table4.C2" office:value-type="string">
                  <text:p text:style-name="P75"><text:span text:style-name="T149">5</text:span></text:p>
                </table:table-cell>
                <table:table-cell table:style-name="Table4.D3" office:value-type="string">
                  <text:p text:style-name="P72"><text:span text:style-name="T98">ז'</text:span><text:span text:style-name="T107">קט</text:span></text:p>
                </table:table-cell>
                <table:table-cell table:style-name="Table4.E2" office:value-type="string">
                  <text:p text:style-name="P74"><text:span text:style-name="T148">(7)</text:span></text:p>
                </table:table-cell>
              </table:table-row>
              <table:table-row>
                <table:covered-table-cell/>
                <table:covered-table-cell/>
                <table:table-cell table:style-name="Table4.C3" office:value-type="string">
                  <text:p text:style-name="P75"><text:span text:style-name="T149">12</text:span></text:p>
                </table:table-cell>
                <table:table-cell table:style-name="Table4.D3" office:value-type="string">
                  <text:p text:style-name="P74"><text:span text:style-name="T98">ז'</text:span><text:span text:style-name="T107">ורנאל</text:span></text:p>
                </table:table-cell>
                <table:table-cell table:style-name="Table4.E3" office:value-type="string">
                  <text:p text:style-name="P74"><text:span text:style-name="T148">(13)</text:span></text:p>
                </table:table-cell>
              </table:table-row>
              <table:table-row>
                <table:covered-table-cell/>
                <table:table-cell table:style-name="Table4.B4" table:number-rows-spanned="2" office:value-type="string">
                  <text:p text:style-name="P71">אמצע מבע</text:p>
                </table:table-cell>
                <table:table-cell table:style-name="Table4.C4" office:value-type="string">
                  <text:p text:style-name="P75"><text:span text:style-name="T149">1</text:span></text:p>
                </table:table-cell>
                <table:table-cell table:style-name="Table4.D5" office:value-type="string">
                  <text:p text:style-name="P72"><text:span text:style-name="T107">ז'ו</text:span><text:span text:style-name="T98">ז'</text:span><text:span text:style-name="T107">ו</text:span></text:p>
                </table:table-cell>
                <table:table-cell table:style-name="Table4.E4" office:value-type="string">
                  <text:p text:style-name="P74"><text:span text:style-name="T148">(3)</text:span></text:p>
                </table:table-cell>
              </table:table-row>
              <table:table-row>
                <table:covered-table-cell/>
                <table:covered-table-cell/>
                <table:table-cell table:style-name="Table4.C5" office:value-type="string">
                  <text:p text:style-name="P75"><text:span text:style-name="T149">9</text:span></text:p>
                </table:table-cell>
                <table:table-cell table:style-name="Table4.D5" office:value-type="string">
                  <text:p text:style-name="P74"><text:span text:style-name="T107">פ</text:span><text:span text:style-name="T98">ז'</text:span><text:span text:style-name="T107">ו</text:span></text:p>
                </table:table-cell>
                <table:table-cell table:style-name="Table4.E5" office:value-type="string">
                  <text:p text:style-name="P74"><text:span text:style-name="T148">(10)</text:span></text:p>
                </table:table-cell>
              </table:table-row>
              <table:table-row>
                <table:covered-table-cell/>
                <table:table-cell table:style-name="Table4.B6" table:number-rows-spanned="2" office:value-type="string">
                  <text:p text:style-name="P71">סוף מבע</text:p>
                </table:table-cell>
                <table:table-cell table:style-name="Table4.C6" office:value-type="string">
                  <text:p text:style-name="P75"><text:span text:style-name="T149">8</text:span></text:p>
                </table:table-cell>
                <table:table-cell table:style-name="Table4.D7" office:value-type="string">
                  <text:p text:style-name="P73"><text:span text:style-name="T25">הומא</text:span><text:span text:style-name="T98">ז'</text:span></text:p>
                </table:table-cell>
                <table:table-cell table:style-name="Table4.E6" office:value-type="string">
                  <text:p text:style-name="P74"><text:span text:style-name="T148">(8)</text:span></text:p>
                </table:table-cell>
              </table:table-row>
              <table:table-row>
                <table:covered-table-cell/>
                <table:covered-table-cell/>
                <table:table-cell table:style-name="Table4.C7" office:value-type="string">
                  <text:p text:style-name="P75"><text:span text:style-name="T149">4</text:span></text:p>
                </table:table-cell>
                <table:table-cell table:style-name="Table4.D7" office:value-type="string">
                  <text:p text:style-name="P74"><text:span text:style-name="T107">ב</text:span><text:span text:style-name="T98">ז'</text:span></text:p>
                </table:table-cell>
                <table:table-cell table:style-name="Table4.E7" office:value-type="string">
                  <text:p text:style-name="P74"><text:span text:style-name="T148">(4)</text:span></text:p>
                </table:table-cell>
              </table:table-row>
              <table:table-row>
                <table:table-cell table:style-name="Table4.A8" table:number-rows-spanned="6" office:value-type="string">
                  <text:p text:style-name="P34"><text:span text:style-name="T69">/d͡ʒ/</text:span></text:p>
                </table:table-cell>
                <table:table-cell table:style-name="Table4.B8" table:number-rows-spanned="2" office:value-type="string">
                  <text:p text:style-name="P71">תחילת מבע</text:p>
                </table:table-cell>
                <table:table-cell table:style-name="Table4.C8" office:value-type="string">
                  <text:p text:style-name="P75"><text:span text:style-name="T149">3</text:span></text:p>
                </table:table-cell>
                <table:table-cell table:style-name="Table4.D9" office:value-type="string">
                  <text:p text:style-name="P71"><text:span text:style-name="T96">ג</text:span><text:span text:style-name="T98">'</text:span><text:span text:style-name="T107">נטלמן</text:span></text:p>
                </table:table-cell>
                <table:table-cell table:style-name="Table4.E8" office:value-type="string">
                  <text:p text:style-name="P74"><text:span text:style-name="T148">(4)</text:span></text:p>
                </table:table-cell>
              </table:table-row>
              <table:table-row>
                <table:covered-table-cell/>
                <table:covered-table-cell/>
                <table:table-cell table:style-name="Table4.C9" office:value-type="string">
                  <text:p text:style-name="P75"><text:span text:style-name="T149">7</text:span></text:p>
                </table:table-cell>
                <table:table-cell table:style-name="Table4.D9" office:value-type="string">
                  <text:p text:style-name="P74"><text:span text:style-name="T98">ג'</text:span><text:span text:style-name="T107">יימס</text:span></text:p>
                </table:table-cell>
                <table:table-cell table:style-name="Table4.E9" office:value-type="string">
                  <text:p text:style-name="P74"><text:span text:style-name="T148">(8)</text:span></text:p>
                </table:table-cell>
              </table:table-row>
              <table:table-row>
                <table:covered-table-cell/>
                <table:table-cell table:style-name="Table4.B10" table:number-rows-spanned="2" office:value-type="string">
                  <text:p text:style-name="P71">אמצע מבע</text:p>
                </table:table-cell>
                <table:table-cell table:style-name="Table4.C10" office:value-type="string">
                  <text:p text:style-name="P75"><text:span text:style-name="T149">2</text:span></text:p>
                </table:table-cell>
                <table:table-cell table:style-name="Table4.D11" office:value-type="string">
                  <text:p text:style-name="P72"><text:span text:style-name="T107">ווד</text:span><text:span text:style-name="T98">ג'</text:span><text:span text:style-name="T107">י</text:span></text:p>
                </table:table-cell>
                <table:table-cell table:style-name="Table4.E10" office:value-type="string">
                  <text:p text:style-name="P74"><text:span text:style-name="T148">(3)</text:span></text:p>
                </table:table-cell>
              </table:table-row>
              <table:table-row>
                <table:covered-table-cell/>
                <table:covered-table-cell/>
                <table:table-cell table:style-name="Table4.C11" office:value-type="string">
                  <text:p text:style-name="P75"><text:span text:style-name="T149">10</text:span></text:p>
                </table:table-cell>
                <table:table-cell table:style-name="Table4.D11" office:value-type="string">
                  <text:p text:style-name="P74"><text:span text:style-name="T107">ר</text:span><text:span text:style-name="T98">ג'</text:span><text:span text:style-name="T107">אסטן</text:span></text:p>
                </table:table-cell>
                <table:table-cell table:style-name="Table4.E11" office:value-type="string">
                  <text:p text:style-name="P74"><text:span text:style-name="T148">(10)</text:span></text:p>
                </table:table-cell>
              </table:table-row>
              <table:table-row>
                <table:covered-table-cell/>
                <table:table-cell table:style-name="Table4.B12" table:number-rows-spanned="2" office:value-type="string">
                  <text:p text:style-name="P71">סוף מבע</text:p>
                </table:table-cell>
                <table:table-cell table:style-name="Table4.C12" office:value-type="string">
                  <text:p text:style-name="P75"><text:span text:style-name="T149">6</text:span></text:p>
                </table:table-cell>
                <table:table-cell table:style-name="Table4.D12" office:value-type="string">
                  <text:p text:style-name="P72"><text:span text:style-name="T107">חג'</text:span><text:span text:style-name="T98">ג'</text:span></text:p>
                </table:table-cell>
                <table:table-cell table:style-name="Table4.E12" office:value-type="string">
                  <text:p text:style-name="P74"><text:span text:style-name="T148">(7)</text:span></text:p>
                </table:table-cell>
              </table:table-row>
              <table:table-row>
                <table:covered-table-cell/>
                <table:covered-table-cell/>
                <table:table-cell table:style-name="Table4.C13" office:value-type="string">
                  <text:p text:style-name="P75"><text:span text:style-name="T149">11</text:span></text:p>
                </table:table-cell>
                <table:table-cell table:style-name="Table4.D13" office:value-type="string">
                  <text:p text:style-name="P74"><text:span text:style-name="T107">פאד</text:span><text:span text:style-name="T98">ג'</text:span></text:p>
                </table:table-cell>
                <table:table-cell table:style-name="Table4.E13" office:value-type="string">
                  <text:p text:style-name="P74"><text:span text:style-name="T148">(12)</text:span></text:p>
                </table:table-cell>
              </table:table-row>
            </table:table>
            <text:p text:style-name="Table_20_Contents"/>
          </table:table-cell>
        </table:table-row>
      </table:table>
      <text:p text:style-name="P43">(<text:span text:style-name="T122">2</text:span>) המשפטים שהוקלטו ומיפויים</text:p>
      <text:h text:style-name="P45" text:outline-level="2"><text:span text:style-name="T127">הערה לגבי הניסוי</text:span></text:h>
      <text:p text:style-name="P22"><text:span text:style-name="T127">רק בעת ההקלטה נוכחתי לדעת שהדוברת מבטאת באופן עקבי את מילה </text:span><text:span text:style-name="T156">(</text:span><text:span text:style-name="T155">5</text:span><text:span text:style-name="T156">)</text:span><text:span text:style-name="T127"> </text:span><text:span text:style-name="T18">ז</text:span><text:span text:style-name="T17">'קט</text:span><text:span text:style-name="T26"> עם העיצור </text:span><text:span text:style-name="T27">/d͡ʒ/, כלומר <text:s text:c="8"/></text:span><text:span text:style-name="T26">[d͡ʒaket]. תחקור קצר לאחר הניסוי העלה שזוהי ההגייה הסטנדרטית למילה זו עבור הדוברת. לכן למעשה העיצור <text:s text:c="2"/></text:span><text:span text:style-name="T27">/ʒ/ בתחילת מבע נבחן כהלכה רק עבור מילה </text:span><text:span text:style-name="T30">(12)</text:span><text:span text:style-name="T29"> </text:span><text:span text:style-name="T27"><text:s/></text:span><text:span text:style-name="T19">ז</text:span><text:span text:style-name="T20">'ורנאל</text:span><text:span text:style-name="T28">, בעוד המילה </text:span><text:span text:style-name="T20">ז</text:span><text:span text:style-name="T21">'קט</text:span><text:span text:style-name="T7"> נוספה לדוגמאות עבור </text:span><text:span text:style-name="T8">/d͡ʒ/.</text:span></text:p>
      <text:h text:style-name="P9" text:outline-level="1"><text:span text:style-name="T128">ניתוח הניסוי</text:span></text:h>
      <text:h text:style-name="P1" text:outline-level="3"><text:span text:style-name="T132">נתונים ומגמות</text:span></text:h>
      <text:p text:style-name="P42"><text:span text:style-name="T129">העיצורים שנבחנו והתנועות המקיפות אותם נתחמו על-גבי ההקלטה בתוכנת Praat, ונעשתה חלוקה של צלילי העיצורים לסגמנטים ע"פ Johnson 2012. בטבלה </text:span><text:span text:style-name="T130">(3) מרוכזים נתוני</text:span><text:span text:style-name="T129"> העיצורים שנבחנו וממוצעם.</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61">עיצור</text:p>
          </table:table-cell>
          <table:table-cell table:style-name="Table1.A1" office:value-type="string">
            <text:p text:style-name="P61">מיקום</text:p>
          </table:table-cell>
          <table:table-cell table:style-name="Table1.A1" office:value-type="string">
            <text:p text:style-name="P62"><text:span text:style-name="T145">מס'</text:span></text:p>
          </table:table-cell>
          <table:table-cell table:style-name="Table1.A1" office:value-type="string">
            <text:p text:style-name="P61">מילה</text:p>
          </table:table-cell>
          <table:table-cell table:style-name="Table1.A1" office:value-type="string">
            <text:p text:style-name="P61">אורך <text:span text:style-name="T134">(שניות)</text:span></text:p>
          </table:table-cell>
          <table:table-cell table:style-name="Table1.A1" office:value-type="string">
            <text:p text:style-name="P61">קוליות</text:p>
          </table:table-cell>
          <table:table-cell table:style-name="Table1.G1" office:value-type="string">
            <text:p text:style-name="P61"><text:span text:style-name="T143">מס'</text:span><text:span text:style-name="T133"> סגמנטים</text:span></text:p>
          </table:table-cell>
        </table:table-row>
        <table:table-row>
          <table:table-cell table:style-name="Table1.A2" table:number-rows-spanned="8" office:value-type="string">
            <text:p text:style-name="P54"><text:span text:style-name="T133">/ʒ/</text:span></text:p>
          </table:table-cell>
          <table:table-cell table:style-name="Table1.B2" table:number-rows-spanned="2" office:value-type="string">
            <text:p text:style-name="P53">תחילת מבע</text:p>
          </table:table-cell>
          <table:table-cell table:style-name="Table1.C2" office:value-type="string">
            <text:p text:style-name="P60"><text:span text:style-name="T144">12</text:span></text:p>
          </table:table-cell>
          <table:table-cell table:style-name="Table1.D2" office:value-type="string">
            <text:p text:style-name="P55"><text:span text:style-name="T96">ז</text:span><text:span text:style-name="T101">'</text:span><text:span text:style-name="T135">ורנאל</text:span></text:p>
          </table:table-cell>
          <table:table-cell table:style-name="Table1.E2" office:value-type="string">
            <text:p text:style-name="P56"><text:span text:style-name="T134">0.085064</text:span></text:p>
          </table:table-cell>
          <table:table-cell table:style-name="Table1.F2" office:value-type="string">
            <text:p text:style-name="P53">קולי</text:p>
          </table:table-cell>
          <table:table-cell table:style-name="Table1.G2" office:value-type="string">
            <text:p text:style-name="P56"><text:span text:style-name="T135">1</text:span></text:p>
          </table:table-cell>
        </table:table-row>
        <table:table-row>
          <table:covered-table-cell/>
          <table:covered-table-cell/>
          <table:table-cell table:style-name="Table1.C3" office:value-type="string">
            <text:p text:style-name="P64"/>
          </table:table-cell>
          <table:table-cell table:style-name="Table1.D3" office:value-type="string">
            <text:p text:style-name="P64">ממוצע</text:p>
          </table:table-cell>
          <table:table-cell table:style-name="Table1.E3" office:value-type="string">
            <text:p text:style-name="P64"><text:span text:style-name="T134">0.085064</text:span></text:p>
          </table:table-cell>
          <table:table-cell table:style-name="Table1.F3" office:value-type="string">
            <text:p text:style-name="P63">קולי</text:p>
          </table:table-cell>
          <table:table-cell table:style-name="Table1.G3" office:value-type="string">
            <text:p text:style-name="P64"><text:span text:style-name="T134">1</text:span></text:p>
          </table:table-cell>
        </table:table-row>
        <table:table-row>
          <table:covered-table-cell/>
          <table:table-cell table:style-name="Table1.B4" table:number-rows-spanned="3" office:value-type="string">
            <text:p text:style-name="P53">אמצע מבע</text:p>
          </table:table-cell>
          <table:table-cell table:style-name="Table1.C4" office:value-type="string">
            <text:p text:style-name="P60"><text:span text:style-name="T144">1</text:span></text:p>
          </table:table-cell>
          <table:table-cell table:style-name="Table1.D4" office:value-type="string">
            <text:p text:style-name="P55">ז<text:span text:style-name="T136">'ו</text:span><text:span text:style-name="T102">ז'</text:span><text:span text:style-name="T136">ו</text:span></text:p>
          </table:table-cell>
          <table:table-cell table:style-name="Table1.E4" office:value-type="string">
            <text:p text:style-name="P57"><text:span text:style-name="T136">0.069624</text:span></text:p>
          </table:table-cell>
          <table:table-cell table:style-name="Table1.F4" office:value-type="string">
            <text:p text:style-name="P57"><text:span text:style-name="T134">בלתי-קולי</text:span></text:p>
          </table:table-cell>
          <table:table-cell table:style-name="Table1.G4" office:value-type="string">
            <text:p text:style-name="P57"><text:span text:style-name="T136">2</text:span></text:p>
          </table:table-cell>
        </table:table-row>
        <table:table-row>
          <table:covered-table-cell/>
          <table:covered-table-cell/>
          <table:table-cell table:style-name="Table1.C5" office:value-type="string">
            <text:p text:style-name="P60"><text:span text:style-name="T144">9</text:span></text:p>
          </table:table-cell>
          <table:table-cell table:style-name="Table1.D5" office:value-type="string">
            <text:p text:style-name="P55">פ<text:span text:style-name="T96">ז</text:span><text:span text:style-name="T102">'</text:span><text:span text:style-name="T136">ו</text:span></text:p>
          </table:table-cell>
          <table:table-cell table:style-name="Table1.E5" office:value-type="string">
            <text:p text:style-name="P57"><text:span text:style-name="T136">0.06</text:span><text:span text:style-name="T139">8978</text:span></text:p>
          </table:table-cell>
          <table:table-cell table:style-name="Table1.F5" office:value-type="string">
            <text:p text:style-name="P57">בלתי<text:span text:style-name="T134">-קולי</text:span></text:p>
          </table:table-cell>
          <table:table-cell table:style-name="Table1.G5" office:value-type="string">
            <text:p text:style-name="P57"><text:span text:style-name="T136">2</text:span></text:p>
          </table:table-cell>
        </table:table-row>
        <table:table-row>
          <table:covered-table-cell/>
          <table:covered-table-cell/>
          <table:table-cell table:style-name="Table1.C6" office:value-type="string">
            <text:p text:style-name="P77"/>
          </table:table-cell>
          <table:table-cell table:style-name="Table1.D6" office:value-type="string">
            <text:p text:style-name="P64">ממוצע</text:p>
          </table:table-cell>
          <table:table-cell table:style-name="Table1.E6" office:value-type="string">
            <text:p text:style-name="P64"><text:span text:style-name="T134">0.</text:span><text:span text:style-name="T141">0693</text:span><text:span text:style-name="T142">01</text:span></text:p>
          </table:table-cell>
          <table:table-cell table:style-name="Table1.F6" office:value-type="string">
            <text:p text:style-name="P63">בלתי<text:span text:style-name="T134">-קולי</text:span></text:p>
          </table:table-cell>
          <table:table-cell table:style-name="Table1.G6" office:value-type="string">
            <text:p text:style-name="P64"><text:span text:style-name="T134">2</text:span></text:p>
          </table:table-cell>
        </table:table-row>
        <table:table-row>
          <table:covered-table-cell/>
          <table:table-cell table:style-name="Table1.B7" table:number-rows-spanned="3" office:value-type="string">
            <text:p text:style-name="P53">סוף מבע</text:p>
          </table:table-cell>
          <table:table-cell table:style-name="Table1.C7" office:value-type="string">
            <text:p text:style-name="P60"><text:span text:style-name="T144">8</text:span></text:p>
          </table:table-cell>
          <table:table-cell table:style-name="Table1.D7" office:value-type="string">
            <text:p text:style-name="P55">הומא<text:span text:style-name="T96">ז</text:span><text:span text:style-name="T102">'</text:span></text:p>
          </table:table-cell>
          <table:table-cell table:style-name="Table1.E7" office:value-type="string">
            <text:p text:style-name="P57"><text:span text:style-name="T136">0.196778</text:span></text:p>
          </table:table-cell>
          <table:table-cell table:style-name="Table1.F7" office:value-type="string">
            <text:p text:style-name="P53">קולי</text:p>
          </table:table-cell>
          <table:table-cell table:style-name="Table1.G7" office:value-type="string">
            <text:p text:style-name="P57"><text:span text:style-name="T136">2</text:span></text:p>
          </table:table-cell>
        </table:table-row>
        <table:table-row>
          <table:covered-table-cell/>
          <table:covered-table-cell/>
          <table:table-cell table:style-name="Table1.C8" office:value-type="string">
            <text:p text:style-name="P60"><text:span text:style-name="T144">4</text:span></text:p>
          </table:table-cell>
          <table:table-cell table:style-name="Table1.D8" office:value-type="string">
            <text:p text:style-name="P55">ב<text:span text:style-name="T96">ז</text:span><text:span text:style-name="T102">'</text:span></text:p>
          </table:table-cell>
          <table:table-cell table:style-name="Table1.E8" office:value-type="string">
            <text:p text:style-name="P57"><text:span text:style-name="T136">0.145869</text:span></text:p>
          </table:table-cell>
          <table:table-cell table:style-name="Table1.F8" office:value-type="string">
            <text:p text:style-name="P53">בלתי<text:span text:style-name="T136">-קולי</text:span></text:p>
          </table:table-cell>
          <table:table-cell table:style-name="Table1.G8" office:value-type="string">
            <text:p text:style-name="P57"><text:span text:style-name="T136">1</text:span></text:p>
          </table:table-cell>
        </table:table-row>
        <table:table-row>
          <table:covered-table-cell/>
          <table:covered-table-cell/>
          <table:table-cell table:style-name="Table1.C9" office:value-type="string">
            <text:p text:style-name="P64"/>
          </table:table-cell>
          <table:table-cell table:style-name="Table1.D9" office:value-type="string">
            <text:p text:style-name="P64">ממוצע</text:p>
          </table:table-cell>
          <table:table-cell table:style-name="Table1.E9" office:value-type="string">
            <text:p text:style-name="P64"><text:span text:style-name="T134">0.1713235</text:span></text:p>
          </table:table-cell>
          <table:table-cell table:style-name="Table1.F9" office:value-type="string">
            <text:p text:style-name="P63">מעורב</text:p>
          </table:table-cell>
          <table:table-cell table:style-name="Table1.G9" office:value-type="string">
            <text:p text:style-name="P64"><text:span text:style-name="T134">1.</text:span><text:span text:style-name="T134">5</text:span></text:p>
          </table:table-cell>
        </table:table-row>
        <table:table-row>
          <table:table-cell table:style-name="Table1.A2" table:number-rows-spanned="10" office:value-type="string">
            <text:p text:style-name="P54"><text:span text:style-name="T133">/d͡ʒ/</text:span></text:p>
          </table:table-cell>
          <table:table-cell table:style-name="Table1.B10" table:number-rows-spanned="4" office:value-type="string">
            <text:p text:style-name="P53">תחילת מבע</text:p>
          </table:table-cell>
          <table:table-cell table:style-name="Table1.C10" office:value-type="string">
            <text:p text:style-name="P60"><text:span text:style-name="T144">3</text:span></text:p>
          </table:table-cell>
          <table:table-cell table:style-name="Table1.D10" office:value-type="string">
            <text:p text:style-name="P58"><text:span text:style-name="T103">ג'</text:span><text:span text:style-name="T137">נטלמן</text:span></text:p>
          </table:table-cell>
          <table:table-cell table:style-name="Table1.E10" office:value-type="string">
            <text:p text:style-name="P58"><text:span text:style-name="T137">0.127886</text:span></text:p>
          </table:table-cell>
          <table:table-cell table:style-name="Table1.F10" office:value-type="string">
            <text:p text:style-name="P53">בלתי<text:span text:style-name="T137">-קולי</text:span></text:p>
          </table:table-cell>
          <table:table-cell table:style-name="Table1.G10" office:value-type="string">
            <text:p text:style-name="P58"><text:span text:style-name="T137">3</text:span></text:p>
          </table:table-cell>
        </table:table-row>
        <table:table-row>
          <table:covered-table-cell/>
          <table:covered-table-cell/>
          <table:table-cell table:style-name="Table1.C11" office:value-type="string">
            <text:p text:style-name="P60"><text:span text:style-name="T144">7</text:span></text:p>
          </table:table-cell>
          <table:table-cell table:style-name="Table1.D11" office:value-type="string">
            <text:p text:style-name="P55"><text:span text:style-name="T96">ג</text:span><text:span text:style-name="T103">'</text:span><text:span text:style-name="T137">יימס</text:span></text:p>
          </table:table-cell>
          <table:table-cell table:style-name="Table1.E12" office:value-type="string">
            <text:p text:style-name="P58"><text:span text:style-name="T137">0.154775</text:span></text:p>
          </table:table-cell>
          <table:table-cell table:style-name="Table1.F11" office:value-type="string">
            <text:p text:style-name="P53">מעורב</text:p>
          </table:table-cell>
          <table:table-cell table:style-name="Table1.G11" office:value-type="string">
            <text:p text:style-name="P58"><text:span text:style-name="T137">2</text:span></text:p>
          </table:table-cell>
        </table:table-row>
        <table:table-row>
          <table:covered-table-cell/>
          <table:covered-table-cell/>
          <table:table-cell table:style-name="Table1.C12" office:value-type="string">
            <text:p text:style-name="P60"><text:span text:style-name="T144">5</text:span></text:p>
          </table:table-cell>
          <table:table-cell table:style-name="Table1.D12" office:value-type="string">
            <text:p text:style-name="P55"><text:span text:style-name="T103">ז'</text:span><text:span text:style-name="T137">קט</text:span><text:span text:style-name="T137"><text:note text:id="ftn0" text:note-class="footnote"><text:note-citation>1</text:note-citation><text:note-body><text:p text:style-name="Footnote">ראה סעיף <text:span text:style-name="T154">3.3 'הערה לגבי הניסוי' והקלטת מילה </text:span><text:span text:style-name="T157">(5)</text:span><text:span text:style-name="T154"> ז'קט.</text:span></text:p></text:note-body></text:note></text:span></text:p>
          </table:table-cell>
          <table:table-cell table:style-name="Table1.E12" office:value-type="string">
            <text:p text:style-name="P66"><text:span text:style-name="T137">0.</text:span><text:span text:style-name="T137">06</text:span><text:span text:style-name="T139">1765</text:span></text:p>
          </table:table-cell>
          <table:table-cell table:style-name="Table1.F12" office:value-type="string">
            <text:p text:style-name="P53">קולי</text:p>
          </table:table-cell>
          <table:table-cell table:style-name="Table1.G12" office:value-type="string">
            <text:p text:style-name="P58"><text:span text:style-name="T137">2</text:span></text:p>
          </table:table-cell>
        </table:table-row>
        <table:table-row>
          <table:covered-table-cell/>
          <table:covered-table-cell/>
          <table:table-cell table:style-name="Table1.C13" office:value-type="string">
            <text:p text:style-name="P64"/>
          </table:table-cell>
          <table:table-cell table:style-name="Table1.D13" office:value-type="string">
            <text:p text:style-name="P64">ממוצע</text:p>
          </table:table-cell>
          <table:table-cell table:style-name="Table1.E13" office:value-type="string">
            <text:p text:style-name="P65"><text:span text:style-name="T140">0.114808</text:span></text:p>
          </table:table-cell>
          <table:table-cell table:style-name="Table1.F13" office:value-type="string">
            <text:p text:style-name="P63">מעורב</text:p>
          </table:table-cell>
          <table:table-cell table:style-name="Table1.G13" office:value-type="string">
            <text:p text:style-name="P64"><text:span text:style-name="T134">2.33</text:span></text:p>
          </table:table-cell>
        </table:table-row>
        <table:table-row>
          <table:covered-table-cell/>
          <table:table-cell table:style-name="Table1.B14" table:number-rows-spanned="3" office:value-type="string">
            <text:p text:style-name="P53">אמצע מבע</text:p>
          </table:table-cell>
          <table:table-cell table:style-name="Table1.C14" office:value-type="string">
            <text:p text:style-name="P60"><text:span text:style-name="T144">2</text:span></text:p>
          </table:table-cell>
          <table:table-cell table:style-name="Table1.D14" office:value-type="string">
            <text:p text:style-name="P55">ווד<text:span text:style-name="T96">ג</text:span><text:span text:style-name="T104">'</text:span><text:span text:style-name="T138">י</text:span></text:p>
          </table:table-cell>
          <table:table-cell table:style-name="Table1.E14" office:value-type="string">
            <text:p text:style-name="P59"><text:span text:style-name="T138">0.147178</text:span></text:p>
          </table:table-cell>
          <table:table-cell table:style-name="Table1.F14" office:value-type="string">
            <text:p text:style-name="P53"><text:span text:style-name="T134">בלתי</text:span><text:span text:style-name="T138">-קולי</text:span></text:p>
          </table:table-cell>
          <table:table-cell table:style-name="Table1.G14" office:value-type="string">
            <text:p text:style-name="P59"><text:span text:style-name="T138">3</text:span></text:p>
          </table:table-cell>
        </table:table-row>
        <table:table-row>
          <table:covered-table-cell/>
          <table:covered-table-cell/>
          <table:table-cell table:style-name="Table1.C15" office:value-type="string">
            <text:p text:style-name="P60"><text:span text:style-name="T144">10</text:span></text:p>
          </table:table-cell>
          <table:table-cell table:style-name="Table1.D15" office:value-type="string">
            <text:p text:style-name="P55">בר<text:span text:style-name="T96">ג</text:span><text:span text:style-name="T104">'</text:span><text:span text:style-name="T138">סטן</text:span></text:p>
          </table:table-cell>
          <table:table-cell table:style-name="Table1.E15" office:value-type="string">
            <text:p text:style-name="P59"><text:span text:style-name="T138">0.104353</text:span></text:p>
          </table:table-cell>
          <table:table-cell table:style-name="Table1.F15" office:value-type="string">
            <text:p text:style-name="P53">בלת<text:span text:style-name="T138">י-קולי</text:span></text:p>
          </table:table-cell>
          <table:table-cell table:style-name="Table1.G15" office:value-type="string">
            <text:p text:style-name="P59"><text:span text:style-name="T138">4</text:span></text:p>
          </table:table-cell>
        </table:table-row>
        <table:table-row>
          <table:covered-table-cell/>
          <table:covered-table-cell/>
          <table:table-cell table:style-name="Table1.C16" office:value-type="string">
            <text:p text:style-name="P64"/>
          </table:table-cell>
          <table:table-cell table:style-name="Table1.D16" office:value-type="string">
            <text:p text:style-name="P64">ממוצע</text:p>
          </table:table-cell>
          <table:table-cell table:style-name="Table1.E16" office:value-type="string">
            <text:p text:style-name="P64"><text:span text:style-name="T134">0.1257655</text:span></text:p>
          </table:table-cell>
          <table:table-cell table:style-name="Table1.F16" office:value-type="string">
            <text:p text:style-name="P63">בלתי<text:span text:style-name="T134">-קולי</text:span></text:p>
          </table:table-cell>
          <table:table-cell table:style-name="Table1.G16" office:value-type="string">
            <text:p text:style-name="P64"><text:span text:style-name="T134">3.5</text:span></text:p>
          </table:table-cell>
        </table:table-row>
        <table:table-row>
          <table:covered-table-cell/>
          <table:table-cell table:style-name="Table1.B17" table:number-rows-spanned="3" office:value-type="string">
            <text:p text:style-name="P53">סוף מבע</text:p>
          </table:table-cell>
          <table:table-cell table:style-name="Table1.C17" office:value-type="string">
            <text:p text:style-name="P60"><text:span text:style-name="T144">6</text:span></text:p>
          </table:table-cell>
          <table:table-cell table:style-name="Table1.D17" office:value-type="string">
            <text:p text:style-name="P55">חג<text:span text:style-name="T138">'</text:span><text:span text:style-name="T104">ג'</text:span></text:p>
          </table:table-cell>
          <table:table-cell table:style-name="Table1.E18" office:value-type="string">
            <text:p text:style-name="P59"><text:span text:style-name="T138">0.178242</text:span></text:p>
          </table:table-cell>
          <table:table-cell table:style-name="Table1.F17" office:value-type="string">
            <text:p text:style-name="P53">בלתי<text:span text:style-name="T138">-קולי</text:span></text:p>
          </table:table-cell>
          <table:table-cell table:style-name="Table1.G17" office:value-type="string">
            <text:p text:style-name="P59"><text:span text:style-name="T138">4</text:span></text:p>
          </table:table-cell>
        </table:table-row>
        <table:table-row>
          <table:covered-table-cell/>
          <table:covered-table-cell/>
          <table:table-cell table:style-name="Table1.C18" office:value-type="string">
            <text:p text:style-name="P60"><text:span text:style-name="T144">11</text:span></text:p>
          </table:table-cell>
          <table:table-cell table:style-name="Table1.D18" office:value-type="string">
            <text:p text:style-name="P55">פאד<text:span text:style-name="T96">ג</text:span><text:span text:style-name="T104">'</text:span></text:p>
          </table:table-cell>
          <table:table-cell table:style-name="Table1.E18" office:value-type="string">
            <text:p text:style-name="P59"><text:span text:style-name="T138">0.269897</text:span></text:p>
          </table:table-cell>
          <table:table-cell table:style-name="Table1.F18" office:value-type="string">
            <text:p text:style-name="P53">מעורב</text:p>
          </table:table-cell>
          <table:table-cell table:style-name="Table1.G18" office:value-type="string">
            <text:p text:style-name="P59"><text:span text:style-name="T138">3</text:span></text:p>
          </table:table-cell>
        </table:table-row>
        <table:table-row>
          <table:covered-table-cell/>
          <table:covered-table-cell/>
          <table:table-cell table:style-name="Table1.C19" office:value-type="string">
            <text:p text:style-name="P64"/>
          </table:table-cell>
          <table:table-cell table:style-name="Table1.D19" office:value-type="string">
            <text:p text:style-name="P64">ממוצע</text:p>
          </table:table-cell>
          <table:table-cell table:style-name="Table1.E19" office:value-type="string">
            <text:p text:style-name="P64"><text:span text:style-name="T134">0.2240695</text:span></text:p>
          </table:table-cell>
          <table:table-cell table:style-name="Table1.F19" office:value-type="string">
            <text:p text:style-name="P63">מעורב</text:p>
          </table:table-cell>
          <table:table-cell table:style-name="Table1.G19" office:value-type="string">
            <text:p text:style-name="P64"><text:span text:style-name="T134">3.5</text:span></text:p>
          </table:table-cell>
        </table:table-row>
      </table:table>
      <text:p text:style-name="Caption">(3) נתוני הניתוח עבור המילים שהוקלטו</text:p>
      <text:p text:style-name="P39"><text:span text:style-name="T128">ניתן להבחין בטבלה </text:span><text:span text:style-name="T131">(3) באלטרנציה בקוליות של שני העיצורים: על אף ששניהם מוגדרים פונטית כקוליים, הרי ששניהם נהגו הן כקוליים והן כבלתי-קוליים בעמדות השונות במבע.</text:span></text:p>
      <text:p text:style-name="P40"><text:span text:style-name="T31">מגמה בוטה יותר העולה מטבלה </text:span><text:span text:style-name="T32">(3) היא עלייה במספר הסגמנטים המרכיבים את הצלילים השונים, ללא קשר למיקומם במבע: בעוד </text:span><text:span text:style-name="T33">/ʒ/ מורכב מסגמנט אחד או שניים לכל היותר</text:span><text:span text:style-name="T33"><text:note text:id="ftn1" text:note-class="footnote"><text:note-citation>2</text:note-citation><text:note-body><text:p text:style-name="P10"><text:span text:style-name="T158">הסגמנט הראשון, כפי שנראה בסעיף 4.2, הוא למעשה transition מהתנועה הקודמת לעיצור.</text:span></text:p></text:note-body></text:note></text:span><text:span text:style-name="T33"> </text:span><text:span text:style-name="T32">– הצליל </text:span><text:span text:style-name="T33">/d͡ʒ/ מורכב תמיד מ</text:span><text:span text:style-name="T32">שני סגמנטים לפחות, ואף לעתים מחולק לארבעה סגמנטים.</text:span></text:p>
      <text:h text:style-name="P46" text:outline-level="2"><text:span text:style-name="T45">דוגמאות מייצגות</text:span></text:h>
      <text:h text:style-name="P2" text:outline-level="3"><text:span text:style-name="T45">מילה </text:span><text:span text:style-name="T46">4: </text:span><text:span text:style-name="T33">/ʒ/ בסוף מבע</text:span></text:h>
      <text:p text:style-name="P26"><draw:frame draw:style-name="fr2" draw:name="Frame2" text:anchor-type="paragraph" svg:width="6.6953in" draw:z-index="2"><draw:text-box fo:min-height="3.0126in"><text:p text:style-name="Caption"><draw:frame draw:style-name="fr4" draw:name="graphics2" text:anchor-type="paragraph" svg:x="0.0016in" svg:y="0.0008in" svg:width="6.6953in" style:rel-width="100%" svg:height="3.0126in" style:rel-height="scale" draw:z-index="3"><draw:image xlink:href="Pictures/100000000000051400000249DCC891B6.png" xlink:type="simple" xlink:show="embed" xlink:actuate="onLoad"/></draw:frame>(4) גרף וניתוח עבור מילה 4</text:p></draw:text-box></draw:frame><text:span text:style-name="T33"/></text:p>
      <text:p text:style-name="P26"><text:span text:style-name="T33">ברישום </text:span><text:span text:style-name="T47">(4) ניתן לראות בגרף כי העיצור מופק כחוכך בדיוק לפי ההגדרה: הוא מורכב מרצף של רעש מרוכז ואקראי ותו לא. ניתן לזהות בתנועה /</text:span><text:span text:style-name="T48">e/ שקודמת לו מעבר (transition) מהגלים הנקיים והמחזוריים של התנועה אל הצורה האקראית של החוכך. הפורמנטים הגבוהים חזקים, מה שמעיד על ריכוז אנרגיה שנובע מהמערבוליות. לעומתם, פורמנט </text:span><text:span text:style-name="T49">F1 חלש מאוד ואין מחזוריות בגלי העיצור, לכן הסקתי כי ההפקה במקרה זה היא של עיצור בלתי-קולי.</text:span></text:p>
      <text:h text:style-name="P3" text:outline-level="3"><text:soft-page-break/><text:span text:style-name="T49">מילה </text:span><text:span text:style-name="T50">1: </text:span><text:span text:style-name="T33">/ʒ/ באמצע מבע</text:span></text:h>
      <text:p text:style-name="P27"><draw:frame draw:style-name="fr2" draw:name="Frame3" text:anchor-type="paragraph" svg:width="6.6953in" draw:z-index="4"><draw:text-box fo:min-height="3.0126in"><text:p text:style-name="Caption"><draw:frame draw:style-name="fr4" draw:name="graphics3" text:anchor-type="paragraph" svg:x="0.0016in" svg:y="0.0008in" svg:width="6.6953in" style:rel-width="100%" svg:height="3.0126in" style:rel-height="scale" draw:z-index="5"><draw:image xlink:href="Pictures/1000000000000514000002497DE8867B.png" xlink:type="simple" xlink:show="embed" xlink:actuate="onLoad"/></draw:frame>(5) גרף וניתוח עבור מילה 1</text:p></draw:text-box></draw:frame><text:span text:style-name="T33">גם בדוגמא זו קל לזהות בסגמנט </text:span><text:span text:style-name="T51">(1b) את הרעש האקראי וריכוז האנרגיה בפורמנטים הגבוהים –</text:span><text:span text:style-name="T52"> מאפייניו המזהים של החוכך. </text:span><text:span text:style-name="T53">סגמנט (1a) מייצג מעבר של התנועה לעבר החוכך, אך הפעם מעבר זה נותח כחלק מהעיצור בגלל איבוד מהיר יותר של מחזוריות הגלים </text:span><text:span text:style-name="T54">(קוליות התנועה) וחיזוק האנרגיה בפורמנטים הגבוהים. במקרה זה, כמו במילה 4 המנותחת לעיל, העיצור הופק באופן בלתי-קולי.</text:span></text:p>
      <text:h text:style-name="P4" text:outline-level="3"><text:span text:style-name="T54">מילה </text:span><text:span text:style-name="T55">3 - </text:span><text:span text:style-name="T33">/d͡ʒ/ </text:span><text:span text:style-name="T55">בתחילת מבע</text:span></text:h>
      <text:p text:style-name="Text_20_body"><draw:frame draw:style-name="fr2" draw:name="Frame4" text:anchor-type="paragraph" svg:width="6.6953in" draw:z-index="6"><draw:text-box fo:min-height="3.0126in"><text:p text:style-name="Caption"><draw:frame draw:style-name="fr4" draw:name="graphics4" text:anchor-type="paragraph" svg:x="0.0016in" svg:y="0.0008in" svg:width="6.6953in" style:rel-width="100%" svg:height="3.0126in" style:rel-height="scale" draw:z-index="7"><draw:image xlink:href="Pictures/1000000000000514000002491A706AFF.png" xlink:type="simple" xlink:show="embed" xlink:actuate="onLoad"/></draw:frame>(6) גרף וניתוח עבור מילה 3</text:p></draw:text-box></draw:frame><text:span text:style-name="T55">ברישום </text:span><text:span text:style-name="T56">(6) אפשר לראות באופן ברור את החלוקה שהוגדרה בסעיף 2 עבור מחוככים: סגמנט </text:span><text:span text:style-name="T57">(3a) מייצג את </text:span><text:soft-page-break/><text:span text:style-name="T57">החסימה של חלק ה</text:span><text:span text:style-name="T58">סותם של המחוכך (אין שלב של סגירה כי העיצור בתחילת המבע), סגמנט </text:span><text:span text:style-name="T59">(3b) מראה את השחרור של הסותם שמאופיין גם בחיכוך בעל אותם מאפיינים כמו בדוגמאות הקודמות </text:span><text:span text:style-name="T60">(רעש אקראי ואנרגיה מרוכזת בפורמנטים העליונים), ואז סגמנט (3c) הוא המעבר מהעיצור לתנועה, כשאפקט החיכוך דועך והקוליות נוצרת.</text:span></text:p>
      <text:h text:style-name="P5" text:outline-level="3"><text:span text:style-name="T61">מילה 10 – </text:span><text:span text:style-name="T33">/d͡ʒ/</text:span><text:span text:style-name="T61"> באמצע מבע</text:span></text:h>
      <text:p text:style-name="P28"><draw:frame draw:style-name="fr2" draw:name="Frame5" text:anchor-type="paragraph" svg:width="6.6953in" draw:z-index="8"><draw:text-box fo:min-height="3.0126in"><text:p text:style-name="Caption"><draw:frame draw:style-name="fr4" draw:name="graphics5" text:anchor-type="paragraph" svg:x="0.0016in" svg:y="0.0008in" svg:width="6.6953in" style:rel-width="100%" svg:height="3.0126in" style:rel-height="scale" draw:z-index="9"><draw:image xlink:href="Pictures/10000000000005140000024957D04003.png" xlink:type="simple" xlink:show="embed" xlink:actuate="onLoad"/></draw:frame>(7) גרף וניתוח עבור מילה 10</text:p></draw:text-box></draw:frame><text:span text:style-name="T61">מילה </text:span><text:span text:style-name="T62">10 גם היא דוגמא להפקה מדויקת של מחוכך: סגמנט (10a) מהווה את שלב הסגירה של חלק הסותם (התנועה דועכת במהירות, הקוליות מתבטלת וגלי הקול נחלשים מאוד), סגמנט (10b) הוא שלב החסימה, זמן קצר מאוד בו יש ממש שקט והפורמנטים כולם חלשים, סגמנט </text:span><text:span text:style-name="T63">(10c) הוא השחרור המלווה בחיכוך – רעש אקראי ופורמנטים גבוהים חזקים – וסגמנט (10d) הוא המעבר לתנועה הבאה, החיכוך דועך בהדרגה והקוליות מתגברת.</text:span></text:p>
      <text:h text:style-name="P8" text:outline-level="1"><text:span text:style-name="T3">מסקנות </text:span><text:span text:style-name="T152">מהניתוח</text:span></text:h>
      <text:p text:style-name="P23"><text:span text:style-name="T151">מהתוצאות המובאות בסעיף </text:span><text:span text:style-name="T153">4 לעיל, ניתן לזהות הבדלים אקוסטים מהותיים בין שני העיצורים </text:span><text:span text:style-name="T33">/ʒ/ ו</text:span><text:span text:style-name="T34">-</text:span><text:span text:style-name="T33">/d͡ʒ/ של הדוברת ואופן החיתוך של שניהם מתבטא בבירור בנתונים האקוסטיים.</text:span></text:p>
      <text:p text:style-name="P23"><text:span text:style-name="T33">כל ההפקות של החוכך /ʒ/ מתנהגות בדיוק לפי ההגדרה האקוסטית של חוככים שצויינה בסעיף </text:span><text:span text:style-name="T35">2</text:span><text:span text:style-name="T33">: סגמנט יחיד של רעש צפוף וחזק </text:span><text:span text:style-name="T36">(לעתים בצירוף transition מהתנועה, כלומר חיכוך תוך כדי דעיכת התנועה הקודמת לעיצור).</text:span></text:p>
      <text:p text:style-name="P24"><text:span text:style-name="T36">הפקותן של המחוכך </text:span><text:span text:style-name="T33">/d͡ʒ/ גם הן מתאימות להגדרה של מחוככים בסעיף </text:span><text:span text:style-name="T37">2, ומורכבות מכמה סגמנטים המייצגים סגירה, חסימה ושחרור תוך</text:span><text:span text:style-name="T38">-כדי חיכוך. אמנם בדוגמאות </text:span><text:span text:style-name="T42">(5) ו-(7)</text:span><text:span text:style-name="T39"> מנותחים רק שני סגמנטים ולא של</text:span><text:span text:style-name="T65">ושה, אך ניתן להסביר זאת בכך שבשתיהן העיצור שנותח הוא בתחילת מבע וככזה עלול להיות מזורז מהרגיל.</text:span></text:p>
      <text:p text:style-name="P24"><text:soft-page-break/><text:span text:style-name="T39">כאמור בסעיף </text:span><text:span text:style-name="T40">4, קיימת אלטרנציה בערך הקוליות של העיצורים, ושניהם הופקו לעתים כקוליים ולעתים כבלתי-קוליים. לא ייחסתי לתופעה זו חשיבות מאחר ומדובר בדיבור מהיר וחופשי, ובניסוי על דוברת יחידה.</text:span></text:p>
      <text:p text:style-name="P25"><text:span text:style-name="T40">אם כן, ניתן לסכם כי אכן שני העיצורים </text:span><text:span text:style-name="T33">/ʒ/ ו</text:span><text:span text:style-name="T34">-</text:span><text:span text:style-name="T33">/d͡ʒ/ מתנהגים בעברית כשני עיצורים שונים ונבדלים מאוד מבחינה אקוסטית. הדבר מחזק את הטענה ב</text:span><text:span text:style-name="T64">סעיף 1</text:span><text:span text:style-name="T33"> ששניהם עיצורים מושאלים ממקורות שונים.</text:span></text:p>
      <text:p text:style-name="P25"><text:span text:style-name="T33">אוסיף ואציין כי האלטרנציה שביצעה הדוברת בהגיית מילה </text:span><text:span text:style-name="T42">(5)</text:span><text:span text:style-name="T41"> ז'קט </text:span><text:span text:style-name="T43">(ר' סעיף 3.3) מעלה שאלה לגבי אלופוניה אפשרית בין העיצורים. עושה רושם כי קיימת מחלקה של מילים שדוברים יקבלו עבורן גרסאות עם חוכך וגם עם מחוכך (דוגמאות</text:span><text:span text:style-name="T44">: </text:span><text:span text:style-name="T43"><text:s/></text:span><text:span text:style-name="T22">ז'קט</text:span><text:span text:style-name="T43">, </text:span><text:span text:style-name="T22">פז'ו</text:span><text:span text:style-name="T43">, </text:span><text:span text:style-name="T22">ז'ורנאל</text:span><text:span text:style-name="T43">, </text:span><text:span text:style-name="T22">פרוג'קטו</text:span><text:span text:style-name="T23">ר</text:span><text:span text:style-name="T43">) אך זו אינה מחלקת כל המילים המכילות עיצורים אלו. סוגיה זו חורגת מתחומה של עבודה זו.</text:span></text:p>
      <text:h text:style-name="P7" text:outline-level="1" text:is-list-header="true">ביבליוגרפיה</text:h>
      <text:p text:style-name="P41"><text:span text:style-name="T66">אקדמיה ללשון העברית, </text:span><text:span text:style-name="T9">התעתיק מלועזית לעברית – כללים חדשים</text:span><text:span text:style-name="T66">. האקדמיה ללשון העברית. פורסם 2007. אוחזר </text:span><text:span text:style-name="T87">18 בפברואר, 2013.</text:span><text:span text:style-name="T67"> </text:span><text:a xlink:type="simple" xlink:href="http://hebrew-academy.huji.ac.il/hahlatot/TheTranscription/Documents/LAT-HEB.pdf"><text:span text:style-name="T67">http://hebrew-academy.huji.ac.il/hahlatot/TheTranscription/Documents/LAT-HEB.pdf</text:span></text:a><text:span text:style-name="T82">.</text:span></text:p>
      <text:p text:style-name="P35"><text:span text:style-name="T78">Blau, Joshua. </text:span><text:span text:style-name="T13">Phonology and morphology of Biblical Hebrew</text:span><text:span text:style-name="T78">. Winona Lake, Indiana: Eisenbrauns, 2010.</text:span></text:p>
      <text:p text:style-name="P37"><text:span text:style-name="T80">Cohen, Evan-Gary. </text:span><text:span text:style-name="T12">The role of similarity in phonology: Evidence from loanword adaptation in Hebrew</text:span><text:span text:style-name="T80">. PhD diss., Tel Aviv University, 2009.</text:span></text:p>
      <text:p text:style-name="P37"><text:span text:style-name="T85">Harper, Douglas. Dictionary.com. Online Etymology Dictionary, </text:span><text:span text:style-name="T14">jeep</text:span><text:span text:style-name="T85">. Last modified 2010. Accessed February 18, 2013. </text:span><text:a xlink:type="simple" xlink:href="http://dictionary.reference.com/browse/jeep"><text:span text:style-name="T85">http://dictionary.reference.com/browse/jeep</text:span></text:a><text:span text:style-name="T85">.</text:span></text:p>
      <text:p text:style-name="P37"><text:span text:style-name="T85">Harper, Douglas. Dictionary.com. Online Etymology Dictionary, </text:span><text:span text:style-name="T14">garage</text:span><text:span text:style-name="T85">. Last modified 2010. Accessed February 18, 2013. </text:span><text:a xlink:type="simple" xlink:href="http://dictionary.reference.com/browse/garage"><text:span text:style-name="T85">http://dictionary.reference.com/browse/garage</text:span></text:a><text:span text:style-name="T85">.</text:span></text:p>
      <text:p text:style-name="P37"><text:span text:style-name="T123">Johnson, Keith. </text:span><text:span text:style-name="T15">Acoustic and Auditory Phonetics</text:span><text:span text:style-name="T123">. 3rd ed. West Sussex: Wiley-Blackwell, 2012.</text:span></text:p>
      <text:p text:style-name="P36"><text:span text:style-name="T124">Schwarzwald, Ora Rodrigue. </text:span><text:span text:style-name="T16">Word foreignness in Modern Hebrew</text:span><text:span text:style-name="T6">.</text:span><text:span text:style-name="T124"> Hebrew Studies. 39. (1998): 115-1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 svg:font-family="Arial, sans-serif"/>
    <style:font-face style:name="Lucida Sans Unicode" svg:font-family="'Lucida Sans Unicode', 'Arial Unicode MS', 'Lucida Sans', 'Lucida Grande', Verdana, Helvetica, Arial, sans-serif"/>
    <style:font-face style:name="LucidaGrande" svg:font-family="LucidaGrande"/>
    <style:font-face style:name="OpenSymbol" svg:font-family="OpenSymbol"/>
    <style:font-face style:name="Times New Roman4" svg:font-family="'Times New Roman'"/>
    <style:font-face style:name="Helvetica" svg:font-family="Helvetica" style:font-family-generic="swiss"/>
    <style:font-face style:name="Lucida Grande" svg:font-family="'Lucida Grande'" style:font-family-generic="swiss"/>
    <style:font-face style:name="Courier New" svg:font-family="'Courier New'" style:font-family-generic="modern" style:font-pitch="fixed"/>
    <style:font-face style:name="Raanana1" svg:font-family="Raanana" style:font-adornments="Bold" style:font-pitch="variable"/>
    <style:font-face style:name="Raanana2" svg:font-family="Raanana" style:font-adornments="Bold Italic" style:font-pitch="variable"/>
    <style:font-face style:name="Raanana" svg:font-family="Raanana" style:font-adornments="Regular"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3" svg:font-family="'Times New Roman'" style:font-adornments="Regular"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style:font-size-asian="10.5pt" style:font-name-complex="Raanan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3" fo:font-size="14pt" style:font-name-asian="Arial Unicode MS" style:font-size-asian="14pt" style:font-name-complex="Raanana"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style:contextual-spacing="false" fo:line-height="150%" fo:text-indent="0.5in" style:auto-text-indent="true" style:page-number="auto" style:shadow="non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fo:font-size="11pt" fo:font-style="normal" style:font-size-asian="12pt" style:font-style-asian="italic" style:font-size-complex="11pt" style:font-style-complex="normal"/>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padding="0in" fo:border="none" style:shadow="none"/>
      <style:text-properties style:font-name="Times" fo:font-size="130%" fo:font-weight="bold" style:font-size-asian="115%" style:font-weight-asian="bold" style:font-name-complex="Raanana1"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in" fo:border="none" style:shadow="none">
        <style:tab-stops/>
        <style:background-image/>
      </style:paragraph-properties>
      <style:text-properties style:font-name="Times New Roman1" fo:font-size="14pt" fo:letter-spacing="normal" fo:font-style="normal" style:text-underline-style="none" fo:font-weight="bold" style:text-underline-mode="continuous" style:text-overline-mode="continuous" style:text-line-through-mode="continuous" style:letter-kerning="false" style:font-size-asian="14pt" style:font-style-asian="italic" style:font-weight-asian="bold" style:font-name-complex="Raanana2" style:font-size-complex="14pt" style:font-style-complex="normal" style:font-weight-complex="bold"/>
    </style:style>
    <style:style style:name="Heading_20_3" style:display-name="Heading 3" style:family="paragraph" style:parent-style-name="Heading" style:next-style-name="Text_20_body" style:default-outline-level="3" style:class="text">
      <style:text-properties style:font-name="Times New Roman2" fo:font-size="14pt" fo:font-weight="bold" style:font-size-asian="14pt" style:font-weight-asian="bold" style:font-name-complex="Raanan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1" fo:font-size="85%" fo:font-style="italic" fo:font-weight="bold" style:font-size-asian="85%" style:font-style-asian="italic" style:font-weight-asian="bold" style:font-name-complex="Raanana2"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Times New Roman2" fo:font-size="85%" fo:font-weight="bold" style:font-size-asian="85%" style:font-weight-asian="bold" style:font-name-complex="Raanana1" style:font-size-complex="85%" style:font-weight-complex="bold"/>
    </style:style>
    <style:style style:name="Heading_20_6" style:display-name="Heading 6" style:family="paragraph" style:parent-style-name="Heading" style:next-style-name="Text_20_body" style:default-outline-level="6" style:class="text">
      <style:text-properties style:font-name="Times New Roman2" fo:font-size="75%" fo:font-weight="bold" style:font-size-asian="75%" style:font-weight-asian="bold" style:font-name-complex="Raanana1" style:font-size-complex="75%" style:font-weight-complex="bold"/>
    </style:style>
    <style:style style:name="Heading_20_7" style:display-name="Heading 7" style:family="paragraph" style:parent-style-name="Heading" style:next-style-name="Text_20_body" style:default-outline-level="7" style:class="text">
      <style:text-properties style:font-name="Times New Roman2" fo:font-size="75%" fo:font-weight="bold" style:font-size-asian="75%" style:font-weight-asian="bold" style:font-name-complex="Raanana1" style:font-size-complex="75%" style:font-weight-complex="bold"/>
    </style:style>
    <style:style style:name="Text_20_body_20_indent" style:display-name="Text body indent" style:family="paragraph" style:parent-style-name="Text_20_body" style:class="text">
      <style:paragraph-properties fo:margin="100%" fo:margin-left="0.1965in" fo:margin-right="0in" fo:text-indent="0in" style:auto-text-indent="false"/>
      <style:text-properties style:font-size-asian="10.5pt"/>
    </style:style>
    <style:style style:name="Heading_20_8" style:display-name="Heading 8" style:family="paragraph" style:parent-style-name="Heading" style:next-style-name="Text_20_body" style:default-outline-level="8" style:class="text">
      <style:text-properties style:font-name="Times New Roman2" fo:font-size="75%" fo:font-weight="bold" style:font-size-asian="75%" style:font-weight-asian="bold" style:font-name-complex="Raanana1" style:font-size-complex="75%" style:font-weight-complex="bold"/>
    </style:style>
    <style:style style:name="Heading_20_9" style:display-name="Heading 9" style:family="paragraph" style:parent-style-name="Heading" style:next-style-name="Text_20_body" style:default-outline-level="9" style:class="text">
      <style:text-properties style:font-name="Times New Roman2" fo:font-size="75%" fo:font-weight="bold" style:font-size-asian="75%" style:font-weight-asian="bold" style:font-name-complex="Raanana1" style:font-size-complex="75%" style:font-weight-complex="bold"/>
    </style:style>
    <style:style style:name="Heading_20_10" style:display-name="Heading 10" style:family="paragraph" style:parent-style-name="Heading" style:next-style-name="Text_20_body" style:default-outline-level="10" style:class="text">
      <style:text-properties style:font-name="Times New Roman2" fo:font-size="75%" fo:font-weight="bold" style:font-size-asian="75%" style:font-weight-asian="bold" style:font-name-complex="Raanana1" style:font-size-complex="75%" style:font-weight-complex="bold"/>
    </style:style>
    <style:style style:name="List_20_Indent" style:display-name="List Indent" style:family="paragraph" style:parent-style-name="Text_20_body" style:class="text">
      <style:paragraph-properties fo:margin="100%" fo:margin-left="1.9689in" fo:margin-right="0in" fo:text-indent="-1.7717in" style:auto-text-indent="false">
        <style:tab-stops>
          <style:tab-stop style:position="0in"/>
        </style:tab-stops>
      </style:paragraph-properties>
      <style:text-properties style:font-size-asian="10.5pt"/>
    </style:style>
    <style:style style:name="Marginalia" style:family="paragraph" style:parent-style-name="Text_20_body" style:class="text">
      <style:paragraph-properties fo:margin="100%" fo:margin-left="1.5752in" fo:margin-right="0in" fo:text-indent="0in" style:auto-text-indent="false"/>
      <style:text-properties style:font-size-asian="10.5pt"/>
    </style:style>
    <style:style style:name="Signature" style:family="paragraph" style:parent-style-name="Standard" style:class="text">
      <style:paragraph-properties text:number-lines="false" text:line-number="0"/>
      <style:text-properties style:font-size-asian="10.5pt"/>
    </style:style>
    <style:style style:name="Hanging_20_indent" style:display-name="Hanging indent" style:family="paragraph" style:parent-style-name="Text_20_body" style:class="text">
      <style:paragraph-properties fo:margin="100%" fo:margin-left="0.3937in" fo:margin-right="0in" fo:text-indent="-0.1965in" style:auto-text-indent="false">
        <style:tab-stops>
          <style:tab-stop style:position="0in"/>
        </style:tab-stops>
      </style:paragraph-properties>
      <style:text-properties style:font-size-asian="10.5pt"/>
    </style:style>
    <style:style style:name="First_20_line_20_indent" style:display-name="First line indent" style:family="paragraph" style:parent-style-name="Text_20_body" style:class="text">
      <style:paragraph-properties fo:margin="100%" fo:margin-left="0in" fo:margin-right="0in" fo:text-indent="0.1965in" style:auto-text-indent="false"/>
      <style:text-properties style:font-size-asian="10.5pt"/>
    </style:style>
    <style:style style:name="Salutation" style:family="paragraph" style:parent-style-name="Standard" style:class="text">
      <style:paragraph-properties text:number-lines="false" text:line-number="0"/>
      <style:text-properties style:font-size-asian="10.5pt"/>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fo:text-align="end">
          <style:list-level-label-alignment text:label-followed-by="listtab" text:list-tab-stop-position="0.3in"/>
        </style:list-level-properties>
      </text:outline-level-style>
      <text:outline-level-style text:level="2" style:num-suffix="." style:num-format="1" text:display-levels="2">
        <style:list-level-properties text:list-level-position-and-space-mode="label-alignment" fo:text-align="end">
          <style:list-level-label-alignment text:label-followed-by="listtab" text:list-tab-stop-position="0.4in"/>
        </style:list-level-properties>
      </text:outline-level-style>
      <text:outline-level-style text:level="3" style:num-suffix=". " style:num-format="i">
        <style:list-level-properties text:list-level-position-and-space-mode="label-alignment" fo:text-align="end">
          <style:list-level-label-alignment text:label-followed-by="listtab" text:list-tab-stop-position="0.5in"/>
        </style:list-level-properties>
      </text:outline-level-style>
      <text:outline-level-style text:level="4" style:num-suffix="." style:num-format="1" text:display-levels="4">
        <style:list-level-properties text:list-level-position-and-space-mode="label-alignment" fo:text-align="end">
          <style:list-level-label-alignment text:label-followed-by="listtab" text:list-tab-stop-position="0.6in"/>
        </style:list-level-properties>
      </text:outline-level-style>
      <text:outline-level-style text:level="5" style:num-suffix="." style:num-format="1" text:display-levels="5">
        <style:list-level-properties text:list-level-position-and-space-mode="label-alignment" fo:text-align="end">
          <style:list-level-label-alignment text:label-followed-by="listtab" text:list-tab-stop-position="0.7in"/>
        </style:list-level-properties>
      </text:outline-level-style>
      <text:outline-level-style text:level="6" style:num-suffix="." style:num-format="1" text:display-levels="6">
        <style:list-level-properties text:list-level-position-and-space-mode="label-alignment" fo:text-align="end">
          <style:list-level-label-alignment text:label-followed-by="listtab" text:list-tab-stop-position="0.8in"/>
        </style:list-level-properties>
      </text:outline-level-style>
      <text:outline-level-style text:level="7" style:num-suffix="." style:num-format="1" text:display-levels="7">
        <style:list-level-properties text:list-level-position-and-space-mode="label-alignment" fo:text-align="end">
          <style:list-level-label-alignment text:label-followed-by="listtab" text:list-tab-stop-position="0.9in"/>
        </style:list-level-properties>
      </text:outline-level-style>
      <text:outline-level-style text:level="8" style:num-suffix="." style:num-format="1" text:display-levels="8">
        <style:list-level-properties text:list-level-position-and-space-mode="label-alignment" fo:text-align="end">
          <style:list-level-label-alignment text:label-followed-by="listtab" text:list-tab-stop-position="1in"/>
        </style:list-level-properties>
      </text:outline-level-style>
      <text:outline-level-style text:level="9" style:num-suffix="." style:num-format="1" text:display-levels="9">
        <style:list-level-properties text:list-level-position-and-space-mode="label-alignment" fo:text-align="end">
          <style:list-level-label-alignment text:label-followed-by="listtab" text:list-tab-stop-position="1.1in"/>
        </style:list-level-properties>
      </text:outline-level-style>
      <text:outline-level-style text:level="10" style:num-suffix="." style:num-format="1" text:display-levels="10">
        <style:list-level-properties text:list-level-position-and-space-mode="label-alignment" fo:text-align="end">
          <style:list-level-label-alignment text:label-followed-by="listtab" text:list-tab-stop-position="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
    <text:linenumbering-configuration text:number-lines="false" text:offset="0.1965in" style:num-format="1" text:number-position="left" text:increment="5"/>
  </office:styles>
  <office:automatic-styles>
    <style:style style:name="Table2" style:family="table">
      <style:table-properties style:width="6.6951in" table:align="margins" style:shadow="none" style:writing-mode="rl-tb"/>
    </style:style>
    <style:style style:name="Table2.A" style:family="table-column">
      <style:table-column-properties style:column-width="2.2319in" style:rel-column-width="21845*"/>
    </style:style>
    <style:style style:name="Table2.A1" style:family="table-cell">
      <style:table-cell-properties fo:padding="0.0382in" fo:border="none"/>
    </style:style>
    <style:style style:name="MP1" style:family="paragraph" style:parent-style-name="Table_20_Contents">
      <style:paragraph-properties fo:text-align="end" style:justify-single-word="false"/>
      <style:text-properties officeooo:paragraph-rsid="0019801e"/>
    </style:style>
    <style:style style:name="MP2" style:family="paragraph" style:parent-style-name="Table_20_Contents">
      <style:paragraph-properties fo:text-align="end" style:justify-single-word="false"/>
    </style:style>
    <style:style style:name="MP3" style:family="paragraph" style:parent-style-name="Table_20_Contents">
      <style:paragraph-properties fo:text-align="start" style:justify-single-word="false"/>
    </style:style>
    <style:style style:name="MP4" style:family="paragraph" style:parent-style-name="Table_20_Contents">
      <style:paragraph-properties fo:text-align="start" style:justify-single-word="false"/>
      <style:text-properties officeooo:paragraph-rsid="0019801e"/>
    </style:style>
    <style:style style:name="MP5" style:family="paragraph" style:parent-style-name="Header">
      <style:paragraph-properties fo:text-align="end" style:justify-single-word="false" style:writing-mode="rl-tb"/>
    </style:style>
    <style:style style:name="MP6" style:family="paragraph" style:parent-style-name="Footer">
      <style:paragraph-properties fo:text-align="center" style:justify-single-word="false"/>
      <style:text-properties officeooo:paragraph-rsid="0069b181"/>
    </style:style>
    <style:style style:name="MP7" style:family="paragraph" style:parent-style-name="Footer">
      <style:paragraph-properties fo:text-align="center" style:justify-single-word="false"/>
      <style:text-properties officeooo:paragraph-rsid="006ae803"/>
    </style:style>
    <style:style style:name="MT1" style:family="text">
      <style:text-properties officeooo:rsid="0019801e"/>
    </style:style>
    <style:style style:name="MT2" style:family="text">
      <style:text-properties officeooo:rsid="0069b181"/>
    </style:style>
    <style:page-layout style:name="Mpm1">
      <style:page-layout-properties fo:page-width="8.2701in" fo:page-height="11.6902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line-style="solid" style:adjustment="righ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able:table table:name="Table2" table:style-name="Table2">
          <table:table-column table:style-name="Table2.A" table:number-columns-repeated="3"/>
          <table:table-row>
            <table:table-cell table:style-name="Table2.A1" office:value-type="string">
              <text:p text:style-name="MP1">פונטיקה אקוסטית</text:p>
              <text:p text:style-name="MP1"><text:span text:style-name="MT1">עבודת גמר</text:span></text:p>
            </table:table-cell>
            <table:table-cell table:style-name="Table2.A1" office:value-type="string">
              <text:p text:style-name="MP2"/>
            </table:table-cell>
            <table:table-cell table:style-name="Table2.A1" office:value-type="string">
              <text:p text:style-name="MP3">שגיא מעוז</text:p>
              <text:p text:style-name="MP4"><text:span text:style-name="MT1">ת"ז 021526025</text:span></text:p>
            </table:table-cell>
          </table:table-row>
        </table:table>
        <text:p text:style-name="MP5"/>
      </style:header>
      <style:footer>
        <text:p text:style-name="MP6"><text:span text:style-name="MT2">עמוד </text:span><text:span text:style-name="MT2"><text:page-number text:select-page="current">2</text:page-number></text:span><text:span text:style-name="MT2"> מתוך </text:span><text:span text:style-name="MT2"><text:page-count>8</text:page-count></text:span></text:p>
      </style:footer>
    </style:master-page>
    <style:master-page style:name="First_20_Page" style:display-name="First Page" style:page-layout-name="Mpm2" style:next-style-name="Standard">
      <style:footer>
        <text:p text:style-name="MP7"><text:span text:style-name="MT2">עמוד </text:span><text:span text:style-name="MT2"><text:page-number text:select-page="current">1</text:page-number></text:span><text:span text:style-name="MT2"> מתוך </text:span><text:span text:style-name="MT2"><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8T09:08:05</meta:creation-date>
    <dc:date>2013-02-21T16:26:23</dc:date>
    <meta:editing-duration>P3DT7H15M28S</meta:editing-duration>
    <meta:editing-cycles>411</meta:editing-cycles>
    <meta:generator>LibreOffice/3.6$MacOSX_x86 LibreOffice_project/5b93205-6e6b3fc-7830f6d-c08ad66-1d9bf4</meta:generator>
    <dc:creator>Sagie Maoz</dc:creator>
    <meta:document-statistic meta:table-count="4" meta:image-count="5" meta:object-count="0" meta:page-count="8" meta:paragraph-count="230" meta:word-count="1543" meta:character-count="8993" meta:non-whitespace-character-count="7680"/>
  </office:meta>
</office:document-meta>
</file>